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445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1.6508in"/>
    </style:style>
    <style:style style:name="co5" style:family="table-column">
      <style:table-column-properties fo:break-before="auto" style:column-width="1.3937in"/>
    </style:style>
    <style:style style:name="co6" style:family="table-column">
      <style:table-column-properties fo:break-before="auto" style:column-width="1.672in"/>
    </style:style>
    <style:style style:name="co7" style:family="table-column">
      <style:table-column-properties fo:break-before="auto" style:column-width="1.2756in"/>
    </style:style>
    <style:style style:name="co8" style:family="table-column">
      <style:table-column-properties fo:break-before="auto" style:column-width="2.0264in"/>
    </style:style>
    <style:style style:name="co9" style:family="table-column">
      <style:table-column-properties fo:break-before="auto" style:column-width="2.0047in"/>
    </style:style>
    <style:style style:name="co10" style:family="table-column">
      <style:table-column-properties fo:break-before="auto" style:column-width="1.0291in"/>
    </style:style>
    <style:style style:name="co11" style:family="table-column">
      <style:table-column-properties fo:break-before="auto" style:column-width="1.5756in"/>
    </style:style>
    <style:style style:name="co12" style:family="table-column">
      <style:table-column-properties fo:break-before="auto" style:column-width="1.5008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padding="0.028in"/>
    </style:style>
    <style:style style:name="ce2" style:family="table-cell" style:parent-style-name="Excel_20_Built-in_20_Normal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Excel_20_Built-in_20_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Excel_20_Built-in_20_Normal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20_Built-in_20_Normal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3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3"/>
        <table:table-column table:style-name="co2" table:default-cell-style-name="ce5"/>
        <table:table-column table:style-name="co3" table:default-cell-style-name="ce7"/>
        <table:table-column table:style-name="co4" table:default-cell-style-name="ce7"/>
        <table:table-column table:style-name="co5" table:default-cell-style-name="ce6"/>
        <table:table-column table:style-name="co4" table:default-cell-style-name="ce6"/>
        <table:table-column table:style-name="co1" table:number-columns-repeated="3" table:default-cell-style-name="ce6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8"/>
        <table:table-column table:style-name="co11" table:default-cell-style-name="ce9"/>
        <table:table-column table:style-name="co12" table:default-cell-style-name="ce9"/>
        <table:table-column table:style-name="co3" table:default-cell-style-name="ce10"/>
        <table:table-row table:style-name="ro1">
          <table:table-cell/>
          <table:table-cell table:style-name="ce2"/>
          <table:table-cell table:style-name="ce4" office:value-type="string">
            <text:p>Pacientes</text:p>
          </table:table-cell>
          <table:table-cell table:style-name="ce6" office:value-type="string">
            <text:p>Área total (cm²)</text:p>
          </table:table-cell>
          <table:table-cell table:style-name="ce6" office:value-type="string">
            <text:p>Área interna (mm²)</text:p>
          </table:table-cell>
          <table:table-cell office:value-type="string">
            <text:p>Contagem total 255</text:p>
          </table:table-cell>
          <table:table-cell office:value-type="string">
            <text:p>Contagem interna 255</text:p>
          </table:table-cell>
          <table:table-cell office:value-type="string">
            <text:p>Cont. Total 0</text:p>
          </table:table-cell>
          <table:table-cell office:value-type="string">
            <text:p>Cont. Int. 0</text:p>
          </table:table-cell>
          <table:table-cell table:style-name="ce1" office:value-type="string">
            <text:p>Cont. Total</text:p>
          </table:table-cell>
          <table:table-cell table:style-name="ce1" office:value-type="string">
            <text:p>Percentual gordura abd</text:p>
          </table:table-cell>
          <table:table-cell table:style-name="ce1" office:value-type="string">
            <text:p>Percentual órgãos</text:p>
          </table:table-cell>
          <table:table-cell table:style-name="ce1" office:value-type="string">
            <text:p>Perc. Gord. Ext. no Abd Total</text:p>
          </table:table-cell>
          <table:table-cell table:style-name="ce1" office:value-type="string">
            <text:p>Perc. Gord. Int. No Abd. Total</text:p>
          </table:table-cell>
          <table:table-cell table:style-name="ce1" office:value-type="string">
            <text:p>Tam. Do pixel</text:p>
          </table:table-cell>
          <table:table-cell table:style-name="ce1" office:value-type="string">
            <text:p>Área gordura Ext. (cm²)</text:p>
          </table:table-cell>
          <table:table-cell table:style-name="ce1" office:value-type="string">
            <text:p>Área gordura Int. (cm²)</text:p>
          </table:table-cell>
          <table:table-cell table:style-name="Default" office:value-type="string">
            <text:p>Perc. Gord. Int. no Abd In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Advan Seiya Menin Pessin</text:p>
          </table:table-cell>
          <table:table-cell table:formula="of:=47288.157/100" office:value-type="float" office:value="472.88157">
            <text:p>472.88</text:p>
          </table:table-cell>
          <table:table-cell office:value-type="float" office:value="40764.495">
            <text:p>40764.50</text:p>
          </table:table-cell>
          <table:table-cell office:value-type="float" office:value="12039">
            <text:p>12039</text:p>
          </table:table-cell>
          <table:table-cell office:value-type="float" office:value="3415">
            <text:p>3415</text:p>
          </table:table-cell>
          <table:table-cell office:value-type="float" office:value="65428">
            <text:p>65428</text:p>
          </table:table-cell>
          <table:table-cell office:value-type="float" office:value="63365">
            <text:p>63365</text:p>
          </table:table-cell>
          <table:table-cell table:formula="of:=[.F2]+[.H2]" office:value-type="float" office:value="77467">
            <text:p>77467</text:p>
          </table:table-cell>
          <table:table-cell table:formula="of:=(([.F2]*100)/[.J2])" office:value-type="float" office:value="15.5408109259427">
            <text:p>15.54</text:p>
          </table:table-cell>
          <table:table-cell table:formula="of:=100-[.K2]" office:value-type="float" office:value="84.4591890740573">
            <text:p>84.46</text:p>
          </table:table-cell>
          <table:table-cell table:formula="of:=((([.J2]*[.P2])/[.D2])*100)/[.J2]" office:value-type="float" office:value="11.1324821700283">
            <text:p>11.13</text:p>
          </table:table-cell>
          <table:table-cell table:formula="of:=((([.J2]*[.Q2])/[.D2])*100)/[.J2]" office:value-type="float" office:value="4.40832868861859">
            <text:p>4.41</text:p>
          </table:table-cell>
          <table:table-cell office:value-type="float" office:value="0.7813">
            <text:p>0.7813</text:p>
          </table:table-cell>
          <table:table-cell table:formula="of:=(([.O2]*[.O2])*([.F2]-[.G2]))/100" office:value-type="float" office:value="52.6434564656">
            <text:p>52.64</text:p>
          </table:table-cell>
          <table:table-cell table:formula="of:=(([.O2]*[.O2])*[.G2])/100" office:value-type="float" office:value="20.8461739135">
            <text:p>20.85</text:p>
          </table:table-cell>
          <table:table-cell table:style-name="Default" table:formula="of:=([.Q2]/[.E2])*10000" office:value-type="float" office:value="5.1138064910408">
            <text:p>5.11380649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Alessandra Bin Cenci</text:p>
          </table:table-cell>
          <table:table-cell table:formula="of:=32658.754/100" office:value-type="float" office:value="326.58754">
            <text:p>326.59</text:p>
          </table:table-cell>
          <table:table-cell office:value-type="float" office:value="25773.081">
            <text:p>25773.08</text:p>
          </table:table-cell>
          <table:table-cell office:value-type="float" office:value="9569">
            <text:p>9569</text:p>
          </table:table-cell>
          <table:table-cell office:value-type="float" office:value="1704">
            <text:p>1704</text:p>
          </table:table-cell>
          <table:table-cell office:value-type="float" office:value="34650">
            <text:p>34650</text:p>
          </table:table-cell>
          <table:table-cell office:value-type="float" office:value="33192">
            <text:p>33192</text:p>
          </table:table-cell>
          <table:table-cell table:formula="of:=[.F3]+[.H3]" office:value-type="float" office:value="44219">
            <text:p>44219</text:p>
          </table:table-cell>
          <table:table-cell table:formula="of:=(([.F3]*100)/[.J3])" office:value-type="float" office:value="21.640018996359">
            <text:p>21.64</text:p>
          </table:table-cell>
          <table:table-cell table:formula="of:=100-[.K3]" office:value-type="float" office:value="78.359981003641">
            <text:p>78.36</text:p>
          </table:table-cell>
          <table:table-cell table:formula="of:=((([.H3]*[.P3])/[.D3])*100)/[.H3]" office:value-type="float" office:value="17.7864720478926">
            <text:p>17.79</text:p>
          </table:table-cell>
          <table:table-cell table:formula="of:=((([.J3]*[.Q3])/[.D3])*100)/[.J3]" office:value-type="float" office:value="3.85354715443216">
            <text:p>3.85</text:p>
          </table:table-cell>
          <table:table-cell office:value-type="float" office:value="0.8594">
            <text:p>0.8594</text:p>
          </table:table-cell>
          <table:table-cell table:formula="of:=(([.O3]*[.O3])*([.F3]-[.G3]))/100" office:value-type="float" office:value="58.088401514">
            <text:p>58.09</text:p>
          </table:table-cell>
          <table:table-cell table:formula="of:=(([.O3]*[.O3])*[.G3])/100" office:value-type="float" office:value="12.5852048544">
            <text:p>12.59</text:p>
          </table:table-cell>
          <table:table-cell table:style-name="Default" table:formula="of:=([.Q3]/[.E3])*10000" office:value-type="float" office:value="4.88308124837694">
            <text:p>4.8830812484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Alessandra Mendes dos Santos</text:p>
          </table:table-cell>
          <table:table-cell table:formula="of:=39477.709/100" office:value-type="float" office:value="394.77709">
            <text:p>394.78</text:p>
          </table:table-cell>
          <table:table-cell office:value-type="float" office:value="26309.52">
            <text:p>26309.52</text:p>
          </table:table-cell>
          <table:table-cell office:value-type="float" office:value="22390">
            <text:p>22390</text:p>
          </table:table-cell>
          <table:table-cell office:value-type="float" office:value="3620">
            <text:p>3620</text:p>
          </table:table-cell>
          <table:table-cell office:value-type="float" office:value="42282">
            <text:p>42282</text:p>
          </table:table-cell>
          <table:table-cell office:value-type="float" office:value="39480">
            <text:p>39480</text:p>
          </table:table-cell>
          <table:table-cell table:formula="of:=[.F4]+[.H4]" office:value-type="float" office:value="64672">
            <text:p>64672</text:p>
          </table:table-cell>
          <table:table-cell table:formula="of:=(([.F4]*100)/[.J4])" office:value-type="float" office:value="34.6208560118753">
            <text:p>34.62</text:p>
          </table:table-cell>
          <table:table-cell table:formula="of:=100-[.K4]" office:value-type="float" office:value="65.3791439881247">
            <text:p>65.38</text:p>
          </table:table-cell>
          <table:table-cell table:formula="of:=((([.H4]*[.P4])/[.D4])*100)/[.H4]" office:value-type="float" office:value="29.0233794501601">
            <text:p>29.02</text:p>
          </table:table-cell>
          <table:table-cell table:formula="of:=((([.J4]*[.Q4])/[.D4])*100)/[.J4]" office:value-type="float" office:value="5.59747648426103">
            <text:p>5.60</text:p>
          </table:table-cell>
          <table:table-cell office:value-type="float" office:value="0.7813">
            <text:p>0.7813</text:p>
          </table:table-cell>
          <table:table-cell table:formula="of:=(([.O4]*[.O4])*([.F4]-[.G4]))/100" office:value-type="float" office:value="114.577652813">
            <text:p>114.58</text:p>
          </table:table-cell>
          <table:table-cell table:formula="of:=(([.O4]*[.O4])*[.G4])/100" office:value-type="float" office:value="22.097554778">
            <text:p>22.10</text:p>
          </table:table-cell>
          <table:table-cell table:style-name="Default" table:formula="of:=[.Q4]/[.E4]*10000" office:value-type="float" office:value="8.39907181050813">
            <text:p>8.399071810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Alice Caroline Nalin Kasmirsck</text:p>
          </table:table-cell>
          <table:table-cell table:formula="of:=39101.286/100" office:value-type="float" office:value="391.01286">
            <text:p>391.01</text:p>
          </table:table-cell>
          <table:table-cell office:value-type="float" office:value="29620.284">
            <text:p>29620.28</text:p>
          </table:table-cell>
          <table:table-cell office:value-type="float" office:value="14238">
            <text:p>14238</text:p>
          </table:table-cell>
          <table:table-cell office:value-type="float" office:value="2592">
            <text:p>2592</text:p>
          </table:table-cell>
          <table:table-cell office:value-type="float" office:value="38704">
            <text:p>38704</text:p>
          </table:table-cell>
          <table:table-cell office:value-type="float" office:value="37513">
            <text:p>37513</text:p>
          </table:table-cell>
          <table:table-cell table:formula="of:=[.F5]+[.H5]" office:value-type="float" office:value="52942">
            <text:p>52942</text:p>
          </table:table-cell>
          <table:table-cell table:formula="of:=(([.F5]*100)/[.J5])" office:value-type="float" office:value="26.8935816553965">
            <text:p>26.89</text:p>
          </table:table-cell>
          <table:table-cell table:formula="of:=100-[.K5]" office:value-type="float" office:value="73.1064183446035">
            <text:p>73.11</text:p>
          </table:table-cell>
          <table:table-cell table:formula="of:=((([.H5]*[.P5])/[.D5])*100)/[.H5]" office:value-type="float" office:value="21.9976578789762">
            <text:p>22.00</text:p>
          </table:table-cell>
          <table:table-cell table:formula="of:=((([.J5]*[.Q5])/[.D5])*100)/[.J5]" office:value-type="float" office:value="4.89592385559902">
            <text:p>4.90</text:p>
          </table:table-cell>
          <table:table-cell office:value-type="float" office:value="0.8594">
            <text:p>0.8594</text:p>
          </table:table-cell>
          <table:table-cell table:formula="of:=(([.O5]*[.O5])*([.F5]-[.G5]))/100" office:value-type="float" office:value="86.0136712056">
            <text:p>86.01</text:p>
          </table:table-cell>
          <table:table-cell table:formula="of:=(([.O5]*[.O5])*[.G5])/100" office:value-type="float" office:value="19.1436918912">
            <text:p>19.14</text:p>
          </table:table-cell>
          <table:table-cell table:formula="of:=[.Q5]/[.E5]*10000" office:value-type="float" office:value="6.46303455132301">
            <text:p>6.4630345513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Aline Netto</text:p>
          </table:table-cell>
          <table:table-cell table:formula="of:=36500.048/100" office:value-type="float" office:value="365.00048">
            <text:p>365.00</text:p>
          </table:table-cell>
          <table:table-cell office:value-type="float" office:value="26844.744">
            <text:p>26844.74</text:p>
          </table:table-cell>
          <table:table-cell office:value-type="float" office:value="13557">
            <text:p>13557</text:p>
          </table:table-cell>
          <table:table-cell office:value-type="float" office:value="1592">
            <text:p>1592</text:p>
          </table:table-cell>
          <table:table-cell office:value-type="float" office:value="35863">
            <text:p>35863</text:p>
          </table:table-cell>
          <table:table-cell office:value-type="float" office:value="34755">
            <text:p>34755</text:p>
          </table:table-cell>
          <table:table-cell table:formula="of:=[.F6]+[.H6]" office:value-type="float" office:value="49420">
            <text:p>49420</text:p>
          </table:table-cell>
          <table:table-cell table:formula="of:=(([.F6]*100)/[.J6])" office:value-type="float" office:value="27.4322136786726">
            <text:p>27.43</text:p>
          </table:table-cell>
          <table:table-cell table:formula="of:=100-[.K6]" office:value-type="float" office:value="72.5677863213274">
            <text:p>72.57</text:p>
          </table:table-cell>
          <table:table-cell table:formula="of:=((([.H6]*[.P6])/[.D6])*100)/[.H6]" office:value-type="float" office:value="24.2108460443668">
            <text:p>24.21</text:p>
          </table:table-cell>
          <table:table-cell table:formula="of:=((([.J6]*[.Q6])/[.D6])*100)/[.J6]" office:value-type="float" office:value="3.22136789825592">
            <text:p>3.22</text:p>
          </table:table-cell>
          <table:table-cell office:value-type="float" office:value="0.8594">
            <text:p>0.8594</text:p>
          </table:table-cell>
          <table:table-cell table:formula="of:=(([.O6]*[.O6])*([.F6]-[.G6]))/100" office:value-type="float" office:value="88.369704274">
            <text:p>88.37</text:p>
          </table:table-cell>
          <table:table-cell table:formula="of:=(([.O6]*[.O6])*[.G6])/100" office:value-type="float" office:value="11.7580082912">
            <text:p>11.76</text:p>
          </table:table-cell>
          <table:table-cell table:formula="of:=[.Q6]/[.E6]*10000" office:value-type="float" office:value="4.38000388128119">
            <text:p>4.3800038813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Andrei Brun</text:p>
          </table:table-cell>
          <table:table-cell table:formula="of:=35520.293/100" office:value-type="float" office:value="355.20293">
            <text:p>355.20</text:p>
          </table:table-cell>
          <table:table-cell office:value-type="float" office:value="30464.715">
            <text:p>30464.72</text:p>
          </table:table-cell>
          <table:table-cell office:value-type="float" office:value="8761">
            <text:p>8761</text:p>
          </table:table-cell>
          <table:table-cell office:value-type="float" office:value="3181">
            <text:p>3181</text:p>
          </table:table-cell>
          <table:table-cell office:value-type="float" office:value="49428">
            <text:p>49428</text:p>
          </table:table-cell>
          <table:table-cell office:value-type="float" office:value="46726">
            <text:p>46726</text:p>
          </table:table-cell>
          <table:table-cell table:formula="of:=[.F7]+[.H7]" office:value-type="float" office:value="58189">
            <text:p>58189</text:p>
          </table:table-cell>
          <table:table-cell table:formula="of:=(([.F7]*100)/[.J7])" office:value-type="float" office:value="15.0561102613896">
            <text:p>15.06</text:p>
          </table:table-cell>
          <table:table-cell table:formula="of:=100-[.K7]" office:value-type="float" office:value="84.9438897386104">
            <text:p>84.94</text:p>
          </table:table-cell>
          <table:table-cell table:formula="of:=((([.H7]*[.P7])/[.D7])*100)/[.H7]" office:value-type="float" office:value="9.58944136581306">
            <text:p>9.59</text:p>
          </table:table-cell>
          <table:table-cell table:formula="of:=((([.J7]*[.Q7])/[.D7])*100)/[.J7]" office:value-type="float" office:value="5.46666899366511">
            <text:p>5.47</text:p>
          </table:table-cell>
          <table:table-cell office:value-type="float" office:value="0.7813">
            <text:p>0.7813</text:p>
          </table:table-cell>
          <table:table-cell table:formula="of:=(([.O7]*[.O7])*([.F7]-[.G7]))/100" office:value-type="float" office:value="34.061976702">
            <text:p>34.06</text:p>
          </table:table-cell>
          <table:table-cell table:formula="of:=(([.O7]*[.O7])*[.G7])/100" office:value-type="float" office:value="19.4177684389">
            <text:p>19.42</text:p>
          </table:table-cell>
          <table:table-cell table:formula="of:=[.Q7]/[.E7]*10000" office:value-type="float" office:value="6.37385527450364">
            <text:p>6.3738552745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Bernardo Moretto Gillioli</text:p>
          </table:table-cell>
          <table:table-cell table:formula="of:=51222.376/100" office:value-type="float" office:value="512.22376">
            <text:p>512.22</text:p>
          </table:table-cell>
          <table:table-cell office:value-type="float" office:value="45066.803">
            <text:p>45066.80</text:p>
          </table:table-cell>
          <table:table-cell office:value-type="float" office:value="10812">
            <text:p>10812</text:p>
          </table:table-cell>
          <table:table-cell office:value-type="float" office:value="2386">
            <text:p>2386</text:p>
          </table:table-cell>
          <table:table-cell office:value-type="float" office:value="73100">
            <text:p>73100</text:p>
          </table:table-cell>
          <table:table-cell office:value-type="float" office:value="71442">
            <text:p>71442</text:p>
          </table:table-cell>
          <table:table-cell table:formula="of:=[.F8]+[.H8]" office:value-type="float" office:value="83912">
            <text:p>83912</text:p>
          </table:table-cell>
          <table:table-cell table:formula="of:=(([.F8]*100)/[.J8])" office:value-type="float" office:value="12.8849270664506">
            <text:p>12.88</text:p>
          </table:table-cell>
          <table:table-cell table:formula="of:=100-[.K8]" office:value-type="float" office:value="87.1150729335494">
            <text:p>87.12</text:p>
          </table:table-cell>
          <table:table-cell table:formula="of:=((([.H8]*[.P8])/[.D8])*100)/[.H8]" office:value-type="float" office:value="10.0414720471772">
            <text:p>10.04</text:p>
          </table:table-cell>
          <table:table-cell table:formula="of:=((([.J8]*[.Q8])/[.D8])*100)/[.J8]" office:value-type="float" office:value="2.84345505632148">
            <text:p>2.84</text:p>
          </table:table-cell>
          <table:table-cell office:value-type="float" office:value="0.7813">
            <text:p>0.7813</text:p>
          </table:table-cell>
          <table:table-cell table:formula="of:=(([.O8]*[.O8])*([.F8]-[.G8]))/100" office:value-type="float" office:value="51.4348056794">
            <text:p>51.43</text:p>
          </table:table-cell>
          <table:table-cell table:formula="of:=(([.O8]*[.O8])*[.G8])/100" office:value-type="float" office:value="14.5648524034">
            <text:p>14.56</text:p>
          </table:table-cell>
          <table:table-cell table:formula="of:=[.Q8]/[.E8]*10000" office:value-type="float" office:value="3.2318361707175">
            <text:p>3.2318361707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Bruno Rockenback</text:p>
          </table:table-cell>
          <table:table-cell table:formula="of:=44226.951/100" office:value-type="float" office:value="442.26951">
            <text:p>442.27</text:p>
          </table:table-cell>
          <table:table-cell office:value-type="float" office:value="39784.462">
            <text:p>39784.46</text:p>
          </table:table-cell>
          <table:table-cell office:value-type="float" office:value="6677">
            <text:p>6677</text:p>
          </table:table-cell>
          <table:table-cell office:value-type="float" office:value="2050">
            <text:p>2050</text:p>
          </table:table-cell>
          <table:table-cell office:value-type="float" office:value="53205">
            <text:p>53205</text:p>
          </table:table-cell>
          <table:table-cell office:value-type="float" office:value="51817">
            <text:p>51817</text:p>
          </table:table-cell>
          <table:table-cell table:formula="of:=[.F9]+[.H9]" office:value-type="float" office:value="59882">
            <text:p>59882</text:p>
          </table:table-cell>
          <table:table-cell table:formula="of:=(([.F9]*100)/[.J9])" office:value-type="float" office:value="11.1502621822918">
            <text:p>11.15</text:p>
          </table:table-cell>
          <table:table-cell table:formula="of:=100-[.K9]" office:value-type="float" office:value="88.8497378177082">
            <text:p>88.85</text:p>
          </table:table-cell>
          <table:table-cell table:formula="of:=((([.H9]*[.P9])/[.D9])*100)/[.H9]" office:value-type="float" office:value="7.72686274873437">
            <text:p>7.73</text:p>
          </table:table-cell>
          <table:table-cell table:formula="of:=((([.J9]*[.Q9])/[.D9])*100)/[.J9]" office:value-type="float" office:value="3.42339931595104">
            <text:p>3.42</text:p>
          </table:table-cell>
          <table:table-cell office:value-type="float" office:value="0.8594">
            <text:p>0.8594</text:p>
          </table:table-cell>
          <table:table-cell table:formula="of:=(([.O9]*[.O9])*([.F9]-[.G9]))/100" office:value-type="float" office:value="34.1735580172">
            <text:p>34.17</text:p>
          </table:table-cell>
          <table:table-cell table:formula="of:=(([.O9]*[.O9])*[.G9])/100" office:value-type="float" office:value="15.14065138">
            <text:p>15.14</text:p>
          </table:table-cell>
          <table:table-cell table:formula="of:=[.Q9]/[.E9]*10000" office:value-type="float" office:value="3.80566950484337">
            <text:p>3.8056695048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Carlos Gilberto Favero</text:p>
          </table:table-cell>
          <table:table-cell table:formula="of:=46853.3/100" office:value-type="float" office:value="468.533">
            <text:p>468.53</text:p>
          </table:table-cell>
          <table:table-cell office:value-type="float" office:value="41279.324">
            <text:p>41279.32</text:p>
          </table:table-cell>
          <table:table-cell office:value-type="float" office:value="8325">
            <text:p>8325</text:p>
          </table:table-cell>
          <table:table-cell office:value-type="float" office:value="2336">
            <text:p>2336</text:p>
          </table:table-cell>
          <table:table-cell office:value-type="float" office:value="55113">
            <text:p>55113</text:p>
          </table:table-cell>
          <table:table-cell office:value-type="float" office:value="53555">
            <text:p>53555</text:p>
          </table:table-cell>
          <table:table-cell table:formula="of:=[.F10]+[.H10]" office:value-type="float" office:value="63438">
            <text:p>63438</text:p>
          </table:table-cell>
          <table:table-cell table:formula="of:=(([.F10]*100)/[.J10])" office:value-type="float" office:value="13.1230492764589">
            <text:p>13.12</text:p>
          </table:table-cell>
          <table:table-cell table:formula="of:=100-[.K10]" office:value-type="float" office:value="86.8769507235411">
            <text:p>86.88</text:p>
          </table:table-cell>
          <table:table-cell table:formula="of:=((([.H10]*[.P10])/[.D10])*100)/[.H10]" office:value-type="float" office:value="9.44071369154361">
            <text:p>9.44</text:p>
          </table:table-cell>
          <table:table-cell table:formula="of:=((([.J10]*[.Q10])/[.D10])*100)/[.J10]" office:value-type="float" office:value="3.68233547895239">
            <text:p>3.68</text:p>
          </table:table-cell>
          <table:table-cell office:value-type="float" office:value="0.8594">
            <text:p>0.8594</text:p>
          </table:table-cell>
          <table:table-cell table:formula="of:=(([.O10]*[.O10])*([.F10]-[.G10]))/100" office:value-type="float" office:value="44.2328590804">
            <text:p>44.23</text:p>
          </table:table-cell>
          <table:table-cell table:formula="of:=(([.O10]*[.O10])*[.G10])/100" office:value-type="float" office:value="17.2529568896">
            <text:p>17.25</text:p>
          </table:table-cell>
          <table:table-cell table:formula="of:=[.Q10]/[.E10]*10000" office:value-type="float" office:value="4.17956381495007">
            <text:p>4.179563815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Carolina Reali Dal Pai</text:p>
          </table:table-cell>
          <table:table-cell table:formula="of:=51310.56/100" office:value-type="float" office:value="513.1056">
            <text:p>513.11</text:p>
          </table:table-cell>
          <table:table-cell office:value-type="float" office:value="38522.249">
            <text:p>38522.25</text:p>
          </table:table-cell>
          <table:table-cell office:value-type="float" office:value="17600">
            <text:p>17600</text:p>
          </table:table-cell>
          <table:table-cell office:value-type="float" office:value="2021">
            <text:p>2021</text:p>
          </table:table-cell>
          <table:table-cell office:value-type="float" office:value="51873">
            <text:p>51873</text:p>
          </table:table-cell>
          <table:table-cell office:value-type="float" office:value="50137">
            <text:p>50137</text:p>
          </table:table-cell>
          <table:table-cell table:formula="of:=[.F11]+[.H11]" office:value-type="float" office:value="69473">
            <text:p>69473</text:p>
          </table:table-cell>
          <table:table-cell table:formula="of:=(([.F11]*100)/[.J11])" office:value-type="float" office:value="25.33358283074">
            <text:p>25.33</text:p>
          </table:table-cell>
          <table:table-cell table:formula="of:=100-[.K11]" office:value-type="float" office:value="74.66641716926">
            <text:p>74.67</text:p>
          </table:table-cell>
          <table:table-cell table:formula="of:=((([.H11]*[.P11])/[.D11])*100)/[.H11]" office:value-type="float" office:value="22.4245388871998">
            <text:p>22.42</text:p>
          </table:table-cell>
          <table:table-cell table:formula="of:=((([.J11]*[.Q11])/[.D11])*100)/[.J11]" office:value-type="float" office:value="2.90904378272231">
            <text:p>2.91</text:p>
          </table:table-cell>
          <table:table-cell office:value-type="float" office:value="0.8594">
            <text:p>0.8594</text:p>
          </table:table-cell>
          <table:table-cell table:formula="of:=(([.O11]*[.O11])*([.F11]-[.G11]))/100" office:value-type="float" office:value="115.0615648044">
            <text:p>115.06</text:p>
          </table:table-cell>
          <table:table-cell table:formula="of:=(([.O11]*[.O11])*[.G11])/100" office:value-type="float" office:value="14.9264665556">
            <text:p>14.93</text:p>
          </table:table-cell>
          <table:table-cell table:formula="of:=[.Q11]/[.E11]*10000" office:value-type="float" office:value="3.87476508850768">
            <text:p>3.8747650885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Caroline Marson Dal Más</text:p>
          </table:table-cell>
          <table:table-cell table:formula="of:=40056.255/100" office:value-type="float" office:value="400.56255">
            <text:p>400.56</text:p>
          </table:table-cell>
          <table:table-cell office:value-type="float" office:value="30481.455">
            <text:p>30481.46</text:p>
          </table:table-cell>
          <table:table-cell office:value-type="float" office:value="13582">
            <text:p>13582</text:p>
          </table:table-cell>
          <table:table-cell office:value-type="float" office:value="1711">
            <text:p>1711</text:p>
          </table:table-cell>
          <table:table-cell office:value-type="float" office:value="40653">
            <text:p>40653</text:p>
          </table:table-cell>
          <table:table-cell office:value-type="float" office:value="39560">
            <text:p>39560</text:p>
          </table:table-cell>
          <table:table-cell table:formula="of:=[.F12]+[.H12]" office:value-type="float" office:value="54235">
            <text:p>54235</text:p>
          </table:table-cell>
          <table:table-cell table:formula="of:=(([.F12]*100)/[.J12])" office:value-type="float" office:value="25.0428689960358">
            <text:p>25.04</text:p>
          </table:table-cell>
          <table:table-cell table:formula="of:=100-[.K12]" office:value-type="float" office:value="74.9571310039642">
            <text:p>74.96</text:p>
          </table:table-cell>
          <table:table-cell table:formula="of:=((([.H12]*[.P12])/[.D12])*100)/[.H12]" office:value-type="float" office:value="21.888079655874">
            <text:p>21.89</text:p>
          </table:table-cell>
          <table:table-cell table:formula="of:=((([.J12]*[.Q12])/[.D12])*100)/[.J12]" office:value-type="float" office:value="3.15478934303769">
            <text:p>3.15</text:p>
          </table:table-cell>
          <table:table-cell office:value-type="float" office:value="0.8594">
            <text:p>0.8594</text:p>
          </table:table-cell>
          <table:table-cell table:formula="of:=(([.O12]*[.O12])*([.F12]-[.G12]))/100" office:value-type="float" office:value="87.6754500156">
            <text:p>87.68</text:p>
          </table:table-cell>
          <table:table-cell table:formula="of:=(([.O12]*[.O12])*[.G12])/100" office:value-type="float" office:value="12.6369046396">
            <text:p>12.64</text:p>
          </table:table-cell>
          <table:table-cell table:formula="of:=[.Q12]/[.E12]*10000" office:value-type="float" office:value="4.14576818580347">
            <text:p>4.1457681858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Cinara Taffarel Zwirtes</text:p>
          </table:table-cell>
          <table:table-cell table:formula="of:=34071.744/100" office:value-type="float" office:value="340.71744">
            <text:p>340.72</text:p>
          </table:table-cell>
          <table:table-cell office:value-type="float" office:value="28964.278">
            <text:p>28964.28</text:p>
          </table:table-cell>
          <table:table-cell office:value-type="float" office:value="9435">
            <text:p>9435</text:p>
          </table:table-cell>
          <table:table-cell office:value-type="float" office:value="2475">
            <text:p>2475</text:p>
          </table:table-cell>
          <table:table-cell office:value-type="float" office:value="46381">
            <text:p>46381</text:p>
          </table:table-cell>
          <table:table-cell office:value-type="float" office:value="44974">
            <text:p>44974</text:p>
          </table:table-cell>
          <table:table-cell table:formula="of:=[.F13]+[.H13]" office:value-type="float" office:value="55816">
            <text:p>55816</text:p>
          </table:table-cell>
          <table:table-cell table:formula="of:=(([.F13]*100)/[.J13])" office:value-type="float" office:value="16.9037551956428">
            <text:p>16.90</text:p>
          </table:table-cell>
          <table:table-cell table:formula="of:=100-[.K13]" office:value-type="float" office:value="83.0962448043572">
            <text:p>83.10</text:p>
          </table:table-cell>
          <table:table-cell table:formula="of:=((([.H13]*[.P13])/[.D13])*100)/[.H13]" office:value-type="float" office:value="12.4695426286368">
            <text:p>12.47</text:p>
          </table:table-cell>
          <table:table-cell table:formula="of:=((([.J13]*[.Q13])/[.D13])*100)/[.J13]" office:value-type="float" office:value="4.4342123571661">
            <text:p>4.43</text:p>
          </table:table-cell>
          <table:table-cell office:value-type="float" office:value="0.7813">
            <text:p>0.7813</text:p>
          </table:table-cell>
          <table:table-cell table:formula="of:=(([.O13]*[.O13])*([.F13]-[.G13]))/100" office:value-type="float" office:value="42.485906424">
            <text:p>42.49</text:p>
          </table:table-cell>
          <table:table-cell table:formula="of:=(([.O13]*[.O13])*[.G13])/100" office:value-type="float" office:value="15.1081348275">
            <text:p>15.11</text:p>
          </table:table-cell>
          <table:table-cell table:formula="of:=[.Q13]/[.E13]*10000" office:value-type="float" office:value="5.21612685374032">
            <text:p>5.2161268537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Daniel Taparello Duz</text:p>
          </table:table-cell>
          <table:table-cell table:formula="of:=59333.628/100" office:value-type="float" office:value="593.33628">
            <text:p>593.34</text:p>
          </table:table-cell>
          <table:table-cell office:value-type="float" office:value="42139.756">
            <text:p>42139.76</text:p>
          </table:table-cell>
          <table:table-cell office:value-type="float" office:value="30033">
            <text:p>30033</text:p>
          </table:table-cell>
          <table:table-cell office:value-type="float" office:value="8119">
            <text:p>8119</text:p>
          </table:table-cell>
          <table:table-cell office:value-type="float" office:value="50303">
            <text:p>50303</text:p>
          </table:table-cell>
          <table:table-cell office:value-type="float" office:value="48937">
            <text:p>48937</text:p>
          </table:table-cell>
          <table:table-cell table:formula="of:=[.F14]+[.H14]" office:value-type="float" office:value="80336">
            <text:p>80336</text:p>
          </table:table-cell>
          <table:table-cell table:formula="of:=(([.F14]*100)/[.J14])" office:value-type="float" office:value="37.3842362079267">
            <text:p>37.38</text:p>
          </table:table-cell>
          <table:table-cell table:formula="of:=100-[.K14]" office:value-type="float" office:value="62.6157637920733">
            <text:p>62.62</text:p>
          </table:table-cell>
          <table:table-cell table:formula="of:=((([.H14]*[.P14])/[.D14])*100)/[.H14]" office:value-type="float" office:value="27.2779325765146">
            <text:p>27.28</text:p>
          </table:table-cell>
          <table:table-cell table:formula="of:=((([.J14]*[.Q14])/[.D14])*100)/[.J14]" office:value-type="float" office:value="10.1063034858411">
            <text:p>10.11</text:p>
          </table:table-cell>
          <table:table-cell office:value-type="float" office:value="0.8594">
            <text:p>0.8594</text:p>
          </table:table-cell>
          <table:table-cell table:formula="of:=(([.O14]*[.O14])*([.F14]-[.G14]))/100" office:value-type="float" office:value="161.8498704104">
            <text:p>161.85</text:p>
          </table:table-cell>
          <table:table-cell table:formula="of:=(([.O14]*[.O14])*[.G14])/100" office:value-type="float" office:value="59.9643651484">
            <text:p>59.96</text:p>
          </table:table-cell>
          <table:table-cell table:formula="of:=[.Q14]/[.E14]*10000" office:value-type="float" office:value="14.2298795342811">
            <text:p>14.2298795343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Denise <text:s/>Vitória Ciello</text:p>
          </table:table-cell>
          <table:table-cell table:formula="of:=48026.166/100" office:value-type="float" office:value="480.26166">
            <text:p>480.26</text:p>
          </table:table-cell>
          <table:table-cell office:value-type="float" office:value="29882.975">
            <text:p>29882.98</text:p>
          </table:table-cell>
          <table:table-cell office:value-type="float" office:value="31735">
            <text:p>31735</text:p>
          </table:table-cell>
          <table:table-cell office:value-type="float" office:value="4012">
            <text:p>4012</text:p>
          </table:table-cell>
          <table:table-cell office:value-type="float" office:value="46941">
            <text:p>46941</text:p>
          </table:table-cell>
          <table:table-cell office:value-type="float" office:value="44942">
            <text:p>44942</text:p>
          </table:table-cell>
          <table:table-cell table:formula="of:=[.F15]+[.H15]" office:value-type="float" office:value="78676">
            <text:p>78676</text:p>
          </table:table-cell>
          <table:table-cell table:formula="of:=(([.F15]*100)/[.J15])" office:value-type="float" office:value="40.3363160303015">
            <text:p>40.34</text:p>
          </table:table-cell>
          <table:table-cell table:formula="of:=100-[.K15]" office:value-type="float" office:value="59.6636839696985">
            <text:p>59.66</text:p>
          </table:table-cell>
          <table:table-cell table:formula="of:=((([.H15]*[.P15])/[.D15])*100)/[.H15]" office:value-type="float" office:value="35.2369212563626">
            <text:p>35.24</text:p>
          </table:table-cell>
          <table:table-cell table:formula="of:=((([.J15]*[.Q15])/[.D15])*100)/[.J15]" office:value-type="float" office:value="5.09939501787422">
            <text:p>5.10</text:p>
          </table:table-cell>
          <table:table-cell office:value-type="float" office:value="0.7813">
            <text:p>0.7813</text:p>
          </table:table-cell>
          <table:table-cell table:formula="of:=(([.O15]*[.O15])*([.F15]-[.G15]))/100" office:value-type="float" office:value="169.2294229587">
            <text:p>169.23</text:p>
          </table:table-cell>
          <table:table-cell table:formula="of:=(([.O15]*[.O15])*[.G15])/100" office:value-type="float" office:value="24.4904391628">
            <text:p>24.49</text:p>
          </table:table-cell>
          <table:table-cell table:formula="of:=[.Q15]/[.E15]*10000" office:value-type="float" office:value="8.19544880079711">
            <text:p>8.1954488008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Everton Mezzalita</text:p>
          </table:table-cell>
          <table:table-cell table:formula="of:=86981.196/100" office:value-type="float" office:value="869.81196">
            <text:p>869.81</text:p>
          </table:table-cell>
          <table:table-cell office:value-type="float" office:value="60612.09">
            <text:p>60612.09</text:p>
          </table:table-cell>
          <table:table-cell office:value-type="float" office:value="51259">
            <text:p>51259</text:p>
          </table:table-cell>
          <table:table-cell office:value-type="float" office:value="16964">
            <text:p>16964</text:p>
          </table:table-cell>
          <table:table-cell office:value-type="float" office:value="66511">
            <text:p>66511</text:p>
          </table:table-cell>
          <table:table-cell office:value-type="float" office:value="65103">
            <text:p>65103</text:p>
          </table:table-cell>
          <table:table-cell table:formula="of:=[.F16]+[.H16]" office:value-type="float" office:value="117770">
            <text:p>117770</text:p>
          </table:table-cell>
          <table:table-cell table:formula="of:=(([.F16]*100)/[.J16])" office:value-type="float" office:value="43.5246667232742">
            <text:p>43.52</text:p>
          </table:table-cell>
          <table:table-cell table:formula="of:=100-[.K16]" office:value-type="float" office:value="56.4753332767258">
            <text:p>56.48</text:p>
          </table:table-cell>
          <table:table-cell table:formula="of:=((([.H16]*[.P16])/[.D16])*100)/[.H16]" office:value-type="float" office:value="29.12031918508">
            <text:p>29.12</text:p>
          </table:table-cell>
          <table:table-cell table:formula="of:=((([.J16]*[.Q16])/[.D16])*100)/[.J16]" office:value-type="float" office:value="14.4043474166991">
            <text:p>14.40</text:p>
          </table:table-cell>
          <table:table-cell office:value-type="float" office:value="0.8594">
            <text:p>0.8594</text:p>
          </table:table-cell>
          <table:table-cell table:formula="of:=(([.O16]*[.O16])*([.F16]-[.G16]))/100" office:value-type="float" office:value="253.292019062">
            <text:p>253.29</text:p>
          </table:table-cell>
          <table:table-cell table:formula="of:=(([.O16]*[.O16])*[.G16])/100" office:value-type="float" office:value="125.2907365904">
            <text:p>125.29</text:p>
          </table:table-cell>
          <table:table-cell table:style-name="Default" table:formula="of:=([.Q16]/[.E16])*10000" office:value-type="float" office:value="20.6709150914281">
            <text:p>20.6709150914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Gabriela Christo de Moraes</text:p>
          </table:table-cell>
          <table:table-cell table:formula="of:=49481.431/100" office:value-type="float" office:value="494.81431">
            <text:p>494.81</text:p>
          </table:table-cell>
          <table:table-cell office:value-type="float" office:value="30959.163">
            <text:p>30959.16</text:p>
          </table:table-cell>
          <table:table-cell office:value-type="float" office:value="35800">
            <text:p>35800</text:p>
          </table:table-cell>
          <table:table-cell office:value-type="float" office:value="6460">
            <text:p>6460</text:p>
          </table:table-cell>
          <table:table-cell office:value-type="float" office:value="45260">
            <text:p>45260</text:p>
          </table:table-cell>
          <table:table-cell office:value-type="float" office:value="44257">
            <text:p>44257</text:p>
          </table:table-cell>
          <table:table-cell table:formula="of:=[.F17]+[.H17]" office:value-type="float" office:value="81060">
            <text:p>81060</text:p>
          </table:table-cell>
          <table:table-cell table:formula="of:=(([.F17]*100)/[.J17])" office:value-type="float" office:value="44.1648161855416">
            <text:p>44.16</text:p>
          </table:table-cell>
          <table:table-cell table:formula="of:=100-[.K17]" office:value-type="float" office:value="55.8351838144584">
            <text:p>55.84</text:p>
          </table:table-cell>
          <table:table-cell table:formula="of:=((([.H17]*[.P17])/[.D17])*100)/[.H17]" office:value-type="float" office:value="36.1954105664406">
            <text:p>36.20</text:p>
          </table:table-cell>
          <table:table-cell table:formula="of:=((([.J17]*[.Q17])/[.D17])*100)/[.J17]" office:value-type="float" office:value="7.96940532580798">
            <text:p>7.97</text:p>
          </table:table-cell>
          <table:table-cell office:value-type="float" office:value="0.7813">
            <text:p>0.7813</text:p>
          </table:table-cell>
          <table:table-cell table:formula="of:=(([.O17]*[.O17])*([.F17]-[.G17]))/100" office:value-type="float" office:value="179.100071046">
            <text:p>179.10</text:p>
          </table:table-cell>
          <table:table-cell table:formula="of:=(([.O17]*[.O17])*[.G17])/100" office:value-type="float" office:value="39.433757974">
            <text:p>39.43</text:p>
          </table:table-cell>
          <table:table-cell table:formula="of:=([.Q17]/[.E17])*10000" office:value-type="float" office:value="12.7373462822622">
            <text:p>12.7373462823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Gabriela Menin Scopel</text:p>
          </table:table-cell>
          <table:table-cell table:formula="of:=82942.704/100" office:value-type="float" office:value="829.42704">
            <text:p>829.43</text:p>
          </table:table-cell>
          <table:table-cell office:value-type="float" office:value="43317.034">
            <text:p>43317.03</text:p>
          </table:table-cell>
          <table:table-cell office:value-type="float" office:value="63671">
            <text:p>63671</text:p>
          </table:table-cell>
          <table:table-cell office:value-type="float" office:value="11557">
            <text:p>11557</text:p>
          </table:table-cell>
          <table:table-cell office:value-type="float" office:value="48631">
            <text:p>48631</text:p>
          </table:table-cell>
          <table:table-cell office:value-type="float" office:value="47093">
            <text:p>47093</text:p>
          </table:table-cell>
          <table:table-cell table:formula="of:=[.F18]+[.H18]" office:value-type="float" office:value="112302">
            <text:p>112302</text:p>
          </table:table-cell>
          <table:table-cell table:formula="of:=(([.F18]*100)/[.J18])" office:value-type="float" office:value="56.6962298089081">
            <text:p>56.70</text:p>
          </table:table-cell>
          <table:table-cell table:formula="of:=100-[.K18]" office:value-type="float" office:value="43.3037701910919">
            <text:p>43.30</text:p>
          </table:table-cell>
          <table:table-cell table:formula="of:=((([.H18]*[.P18])/[.D18])*100)/[.H18]" office:value-type="float" office:value="46.4052287384313">
            <text:p>46.41</text:p>
          </table:table-cell>
          <table:table-cell table:formula="of:=((([.J18]*[.Q18])/[.D18])*100)/[.J18]" office:value-type="float" office:value="10.2910010463609">
            <text:p>10.29</text:p>
          </table:table-cell>
          <table:table-cell office:value-type="float" office:value="0.8594">
            <text:p>0.8594</text:p>
          </table:table-cell>
          <table:table-cell table:formula="of:=(([.O18]*[.O18])*([.F18]-[.G18]))/100" office:value-type="float" office:value="384.8975151304">
            <text:p>384.90</text:p>
          </table:table-cell>
          <table:table-cell table:formula="of:=(([.O18]*[.O18])*[.G18])/100" office:value-type="float" office:value="85.3563453652">
            <text:p>85.36</text:p>
          </table:table-cell>
          <table:table-cell table:formula="of:=([.Q18]/[.E18])*10000" office:value-type="float" office:value="19.7050299808616">
            <text:p>19.7050299809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Gladson Denti</text:p>
          </table:table-cell>
          <table:table-cell table:formula="of:=41975.056/100" office:value-type="float" office:value="419.75056">
            <text:p>419.75</text:p>
          </table:table-cell>
          <table:table-cell office:value-type="float" office:value="37611.594">
            <text:p>37611.59</text:p>
          </table:table-cell>
          <table:table-cell office:value-type="float" office:value="7314">
            <text:p>7314</text:p>
          </table:table-cell>
          <table:table-cell office:value-type="float" office:value="2872">
            <text:p>2872</text:p>
          </table:table-cell>
          <table:table-cell office:value-type="float" office:value="49519">
            <text:p>49519</text:p>
          </table:table-cell>
          <table:table-cell office:value-type="float" office:value="48053">
            <text:p>48053</text:p>
          </table:table-cell>
          <table:table-cell table:formula="of:=[.F19]+[.H19]" office:value-type="float" office:value="56833">
            <text:p>56833</text:p>
          </table:table-cell>
          <table:table-cell table:formula="of:=(([.F19]*100)/[.J19])" office:value-type="float" office:value="12.8692836908134">
            <text:p>12.87</text:p>
          </table:table-cell>
          <table:table-cell table:formula="of:=100-[.K19]" office:value-type="float" office:value="87.1307163091866">
            <text:p>87.13</text:p>
          </table:table-cell>
          <table:table-cell table:formula="of:=((([.H19]*[.P19])/[.D19])*100)/[.H19]" office:value-type="float" office:value="7.81588154431527">
            <text:p>7.82</text:p>
          </table:table-cell>
          <table:table-cell table:formula="of:=((([.J19]*[.Q19])/[.D19])*100)/[.J19]" office:value-type="float" office:value="5.05340202505031">
            <text:p>5.05</text:p>
          </table:table-cell>
          <table:table-cell office:value-type="float" office:value="0.8594">
            <text:p>0.8594</text:p>
          </table:table-cell>
          <table:table-cell table:formula="of:=(([.O19]*[.O19])*([.F19]-[.G19]))/100" office:value-type="float" office:value="32.8072065512">
            <text:p>32.81</text:p>
          </table:table-cell>
          <table:table-cell table:formula="of:=(([.O19]*[.O19])*[.G19])/100" office:value-type="float" office:value="21.2116832992">
            <text:p>21.21</text:p>
          </table:table-cell>
          <table:table-cell table:formula="of:=([.Q19]/[.E19])*10000" office:value-type="float" office:value="5.63966613571337">
            <text:p>5.6396661357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Guilherme Scanagatta</text:p>
          </table:table-cell>
          <table:table-cell table:formula="of:=60192.583/100" office:value-type="float" office:value="601.92583">
            <text:p>601.93</text:p>
          </table:table-cell>
          <table:table-cell office:value-type="float" office:value="44667.876">
            <text:p>44667.88</text:p>
          </table:table-cell>
          <table:table-cell office:value-type="float" office:value="21214">
            <text:p>21214</text:p>
          </table:table-cell>
          <table:table-cell office:value-type="float" office:value="1967">
            <text:p>1967</text:p>
          </table:table-cell>
          <table:table-cell office:value-type="float" office:value="60285">
            <text:p>60285</text:p>
          </table:table-cell>
          <table:table-cell office:value-type="float" office:value="58512">
            <text:p>58512</text:p>
          </table:table-cell>
          <table:table-cell table:formula="of:=[.F20]+[.H20]" office:value-type="float" office:value="81499">
            <text:p>81499</text:p>
          </table:table-cell>
          <table:table-cell table:formula="of:=(([.F20]*100)/[.J20])" office:value-type="float" office:value="26.0297672364078">
            <text:p>26.03</text:p>
          </table:table-cell>
          <table:table-cell table:formula="of:=100-[.K20]" office:value-type="float" office:value="73.9702327635922">
            <text:p>73.97</text:p>
          </table:table-cell>
          <table:table-cell table:formula="of:=((([.H20]*[.P20])/[.D20])*100)/[.H20]" office:value-type="float" office:value="23.616240600474">
            <text:p>23.62</text:p>
          </table:table-cell>
          <table:table-cell table:formula="of:=((([.J20]*[.Q20])/[.D20])*100)/[.J20]" office:value-type="float" office:value="2.4135265371815">
            <text:p>2.41</text:p>
          </table:table-cell>
          <table:table-cell office:value-type="float" office:value="0.8594">
            <text:p>0.8594</text:p>
          </table:table-cell>
          <table:table-cell table:formula="of:=(([.O20]*[.O20])*([.F20]-[.G20]))/100" office:value-type="float" office:value="142.1522522492">
            <text:p>142.15</text:p>
          </table:table-cell>
          <table:table-cell table:formula="of:=(([.O20]*[.O20])*[.G20])/100" office:value-type="float" office:value="14.5276396412">
            <text:p>14.53</text:p>
          </table:table-cell>
          <table:table-cell table:formula="of:=([.Q20]/[.E20])*10000" office:value-type="float" office:value="3.25236857942384">
            <text:p>3.2523685794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Guilherme Valente Taglian</text:p>
          </table:table-cell>
          <table:table-cell table:formula="of:=39031.122/100" office:value-type="float" office:value="390.31122">
            <text:p>390.31</text:p>
          </table:table-cell>
          <table:table-cell office:value-type="float" office:value="34203.101">
            <text:p>34203.10</text:p>
          </table:table-cell>
          <table:table-cell office:value-type="float" office:value="6976">
            <text:p>6976</text:p>
          </table:table-cell>
          <table:table-cell office:value-type="float" office:value="3779">
            <text:p>3779</text:p>
          </table:table-cell>
          <table:table-cell office:value-type="float" office:value="45871">
            <text:p>45871</text:p>
          </table:table-cell>
          <table:table-cell office:value-type="float" office:value="42531">
            <text:p>42531</text:p>
          </table:table-cell>
          <table:table-cell table:formula="of:=[.F21]+[.H21]" office:value-type="float" office:value="52847">
            <text:p>52847</text:p>
          </table:table-cell>
          <table:table-cell table:formula="of:=(([.F22]*100)/[.J21])" office:value-type="float" office:value="13.1095426419664">
            <text:p>13.11</text:p>
          </table:table-cell>
          <table:table-cell table:formula="of:=100-[.K21]" office:value-type="float" office:value="86.8904573580336">
            <text:p>86.89</text:p>
          </table:table-cell>
          <table:table-cell table:formula="of:=((([.H21]*[.P21])/[.D21])*100)/[.H21]" office:value-type="float" office:value="6.04953925464915">
            <text:p>6.05</text:p>
          </table:table-cell>
          <table:table-cell table:formula="of:=((([.J21]*[.Q21])/[.D21])*100)/[.J21]" office:value-type="float" office:value="7.15083166822619">
            <text:p>7.15</text:p>
          </table:table-cell>
          <table:table-cell office:value-type="float" office:value="0.8594">
            <text:p>0.8594</text:p>
          </table:table-cell>
          <table:table-cell table:formula="of:=(([.O21]*[.O21])*([.F21]-[.G21]))/100" office:value-type="float" office:value="23.6120304692">
            <text:p>23.61</text:p>
          </table:table-cell>
          <table:table-cell table:formula="of:=(([.O21]*[.O21])*[.G21])/100" office:value-type="float" office:value="27.9104983244">
            <text:p>27.91</text:p>
          </table:table-cell>
          <table:table-cell table:formula="of:=([.Q21]/[.E21])*10000" office:value-type="float" office:value="8.16022451426261">
            <text:p>8.1602245143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Henrique Benedetti Dall'Agnoll</text:p>
          </table:table-cell>
          <table:table-cell table:formula="of:=41471.352/100" office:value-type="float" office:value="414.71352">
            <text:p>414.71</text:p>
          </table:table-cell>
          <table:table-cell office:value-type="float" office:value="34796.171">
            <text:p>34796.17</text:p>
          </table:table-cell>
          <table:table-cell office:value-type="float" office:value="6928">
            <text:p>6928</text:p>
          </table:table-cell>
          <table:table-cell office:value-type="float" office:value="1321">
            <text:p>1321</text:p>
          </table:table-cell>
          <table:table-cell office:value-type="float" office:value="49223">
            <text:p>49223</text:p>
          </table:table-cell>
          <table:table-cell office:value-type="float" office:value="45792">
            <text:p>45792</text:p>
          </table:table-cell>
          <table:table-cell table:formula="of:=[.F22]+[.H22]" office:value-type="float" office:value="56151">
            <text:p>56151</text:p>
          </table:table-cell>
          <table:table-cell table:formula="of:=(([.F22]*100)/[.J22])" office:value-type="float" office:value="12.3381596053499">
            <text:p>12.34</text:p>
          </table:table-cell>
          <table:table-cell table:formula="of:=100-[.K22]" office:value-type="float" office:value="87.6618403946501">
            <text:p>87.66</text:p>
          </table:table-cell>
          <table:table-cell table:formula="of:=((([.H22]*[.P22])/[.D22])*100)/[.H22]" office:value-type="float" office:value="9.98557460706852">
            <text:p>9.99</text:p>
          </table:table-cell>
          <table:table-cell table:formula="of:=((([.J22]*[.Q22])/[.D22])*100)/[.J22]" office:value-type="float" office:value="2.35258499303326">
            <text:p>2.35</text:p>
          </table:table-cell>
          <table:table-cell office:value-type="float" office:value="0.8594">
            <text:p>0.8594</text:p>
          </table:table-cell>
          <table:table-cell table:formula="of:=(([.O22]*[.O22])*([.F22]-[.G22]))/100" office:value-type="float" office:value="41.4115279452">
            <text:p>41.41</text:p>
          </table:table-cell>
          <table:table-cell table:formula="of:=(([.O22]*[.O22])*[.G22])/100" office:value-type="float" office:value="9.7564880356">
            <text:p>9.76</text:p>
          </table:table-cell>
          <table:table-cell table:style-name="Default" table:formula="of:=([.Q22]/[.E22])*10000" office:value-type="float" office:value="2.80389702522154">
            <text:p>2.8038970252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Ian Lúcero Stefanello Correa</text:p>
          </table:table-cell>
          <table:table-cell table:formula="of:=48650.236/100" office:value-type="float" office:value="486.50236">
            <text:p>486.50</text:p>
          </table:table-cell>
          <table:table-cell office:value-type="float" office:value="39180.313">
            <text:p>39180.31</text:p>
          </table:table-cell>
          <table:table-cell office:value-type="float" office:value="13583">
            <text:p>13583</text:p>
          </table:table-cell>
          <table:table-cell office:value-type="float" office:value="2657">
            <text:p>2657</text:p>
          </table:table-cell>
          <table:table-cell office:value-type="float" office:value="52288">
            <text:p>52288</text:p>
          </table:table-cell>
          <table:table-cell office:value-type="float" office:value="50392">
            <text:p>50392</text:p>
          </table:table-cell>
          <table:table-cell table:formula="of:=[.F23]+[.H23]" office:value-type="float" office:value="65871">
            <text:p>65871</text:p>
          </table:table-cell>
          <table:table-cell table:formula="of:=(([.F23]*100)/[.J23])" office:value-type="float" office:value="20.6206069438751">
            <text:p>20.62</text:p>
          </table:table-cell>
          <table:table-cell table:formula="of:=100-[.K23]" office:value-type="float" office:value="79.3793930561249">
            <text:p>79.38</text:p>
          </table:table-cell>
          <table:table-cell table:formula="of:=((([.H23]*[.P23])/[.D23])*100)/[.H23]" office:value-type="float" office:value="16.586965582983">
            <text:p>16.59</text:p>
          </table:table-cell>
          <table:table-cell table:formula="of:=((([.J23]*[.Q23])/[.D23])*100)/[.J23]" office:value-type="float" office:value="4.03364154804922">
            <text:p>4.03</text:p>
          </table:table-cell>
          <table:table-cell office:value-type="float" office:value="0.8594">
            <text:p>0.8594</text:p>
          </table:table-cell>
          <table:table-cell table:formula="of:=(([.O23]*[.O23])*([.F23]-[.G23]))/100" office:value-type="float" office:value="80.6959790136">
            <text:p>80.70</text:p>
          </table:table-cell>
          <table:table-cell table:formula="of:=(([.O23]*[.O23])*[.G23])/100" office:value-type="float" office:value="19.6237613252">
            <text:p>19.62</text:p>
          </table:table-cell>
          <table:table-cell table:formula="of:=([.Q23]/[.E23])*10000" office:value-type="float" office:value="5.00857696700892">
            <text:p>5.008576967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Josias da Rocha Gregol</text:p>
          </table:table-cell>
          <table:table-cell table:formula="of:=45300.09/100" office:value-type="float" office:value="453.0009">
            <text:p>453.00</text:p>
          </table:table-cell>
          <table:table-cell office:value-type="float" office:value="37449.109">
            <text:p>37449.11</text:p>
          </table:table-cell>
          <table:table-cell office:value-type="float" office:value="8307">
            <text:p>8307</text:p>
          </table:table-cell>
          <table:table-cell office:value-type="float" office:value="2122">
            <text:p>2122</text:p>
          </table:table-cell>
          <table:table-cell office:value-type="float" office:value="53028">
            <text:p>53028</text:p>
          </table:table-cell>
          <table:table-cell office:value-type="float" office:value="48583">
            <text:p>48583</text:p>
          </table:table-cell>
          <table:table-cell table:formula="of:=[.F24]+[.H24]" office:value-type="float" office:value="61335">
            <text:p>61335</text:p>
          </table:table-cell>
          <table:table-cell table:formula="of:=(([.F24]*100)/[.J24])" office:value-type="float" office:value="13.5436537050624">
            <text:p>13.54</text:p>
          </table:table-cell>
          <table:table-cell table:formula="of:=100-[.K24]" office:value-type="float" office:value="86.4563462949376">
            <text:p>86.46</text:p>
          </table:table-cell>
          <table:table-cell table:formula="of:=((([.H24]*[.P24])/[.D24])*100)/[.H24]" office:value-type="float" office:value="10.0839651899146">
            <text:p>10.08</text:p>
          </table:table-cell>
          <table:table-cell table:formula="of:=((([.J24]*[.Q24])/[.D24])*100)/[.J24]" office:value-type="float" office:value="3.45968862295859">
            <text:p>3.46</text:p>
          </table:table-cell>
          <table:table-cell office:value-type="float" office:value="0.8594">
            <text:p>0.8594</text:p>
          </table:table-cell>
          <table:table-cell table:formula="of:=(([.O24]*[.O24])*([.F24]-[.G24]))/100" office:value-type="float" office:value="45.680453066">
            <text:p>45.68</text:p>
          </table:table-cell>
          <table:table-cell table:formula="of:=(([.O24]*[.O24])*[.G24])/100" office:value-type="float" office:value="15.6724205992">
            <text:p>15.67</text:p>
          </table:table-cell>
          <table:table-cell table:formula="of:=([.Q24]/[.E24])*10000" office:value-type="float" office:value="4.18499158396532">
            <text:p>4.184991584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Karen Arcari Arruda</text:p>
          </table:table-cell>
          <table:table-cell table:formula="of:=54743.425/100" office:value-type="float" office:value="547.43425">
            <text:p>547.43</text:p>
          </table:table-cell>
          <table:table-cell office:value-type="float" office:value="32698.637">
            <text:p>32698.64</text:p>
          </table:table-cell>
          <table:table-cell office:value-type="float" office:value="27243">
            <text:p>27243</text:p>
          </table:table-cell>
          <table:table-cell office:value-type="float" office:value="1990">
            <text:p>1990</text:p>
          </table:table-cell>
          <table:table-cell office:value-type="float" office:value="46878">
            <text:p>46878</text:p>
          </table:table-cell>
          <table:table-cell office:value-type="float" office:value="42283">
            <text:p>42283</text:p>
          </table:table-cell>
          <table:table-cell table:formula="of:=[.F25]+[.H25]" office:value-type="float" office:value="74121">
            <text:p>74121</text:p>
          </table:table-cell>
          <table:table-cell table:formula="of:=(([.F25]*100)/[.J25])" office:value-type="float" office:value="36.7547658558303">
            <text:p>36.75</text:p>
          </table:table-cell>
          <table:table-cell table:formula="of:=100-[.K25]" office:value-type="float" office:value="63.2452341441697">
            <text:p>63.25</text:p>
          </table:table-cell>
          <table:table-cell table:formula="of:=((([.H25]*[.P25])/[.D25])*100)/[.H25]" office:value-type="float" office:value="34.069966932248">
            <text:p>34.07</text:p>
          </table:table-cell>
          <table:table-cell table:formula="of:=((([.J25]*[.Q25])/[.D25])*100)/[.J25]" office:value-type="float" office:value="2.68479919990392">
            <text:p>2.68</text:p>
          </table:table-cell>
          <table:table-cell office:value-type="float" office:value="0.8594">
            <text:p>0.8594</text:p>
          </table:table-cell>
          <table:table-cell table:formula="of:=(([.O25]*[.O25])*([.F25]-[.G25]))/100" office:value-type="float" office:value="186.5106679508">
            <text:p>186.51</text:p>
          </table:table-cell>
          <table:table-cell table:formula="of:=(([.O25]*[.O25])*[.G25])/100" office:value-type="float" office:value="14.697510364">
            <text:p>14.70</text:p>
          </table:table-cell>
          <table:table-cell table:formula="of:=([.Q25]/[.E25])*10000" office:value-type="float" office:value="4.49483884114191">
            <text:p>4.4948388411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string">
            <text:p>Kellem Cenci Anzolin</text:p>
          </table:table-cell>
          <table:table-cell table:formula="of:=41490.555/100" office:value-type="float" office:value="414.90555">
            <text:p>414.91</text:p>
          </table:table-cell>
          <table:table-cell office:value-type="float" office:value="27381.683">
            <text:p>27381.68</text:p>
          </table:table-cell>
          <table:table-cell office:value-type="float" office:value="18532">
            <text:p>18532</text:p>
          </table:table-cell>
          <table:table-cell office:value-type="float" office:value="1478">
            <text:p>1478</text:p>
          </table:table-cell>
          <table:table-cell office:value-type="float" office:value="37645">
            <text:p>37645</text:p>
          </table:table-cell>
          <table:table-cell office:value-type="float" office:value="35596">
            <text:p>35596</text:p>
          </table:table-cell>
          <table:table-cell table:formula="of:=[.F26]+[.H26]" office:value-type="float" office:value="56177">
            <text:p>56177</text:p>
          </table:table-cell>
          <table:table-cell table:formula="of:=(([.F26]*100)/[.J26])" office:value-type="float" office:value="32.988589636328">
            <text:p>32.99</text:p>
          </table:table-cell>
          <table:table-cell table:formula="of:=100-[.K26]" office:value-type="float" office:value="67.011410363672">
            <text:p>67.01</text:p>
          </table:table-cell>
          <table:table-cell table:formula="of:=((([.H26]*[.P26])/[.D26])*100)/[.H26]" office:value-type="float" office:value="30.3576194906046">
            <text:p>30.36</text:p>
          </table:table-cell>
          <table:table-cell table:formula="of:=((([.J26]*[.Q26])/[.D26])*100)/[.J26]" office:value-type="float" office:value="2.63096995468005">
            <text:p>2.63</text:p>
          </table:table-cell>
          <table:table-cell office:value-type="float" office:value="0.8594">
            <text:p>0.8594</text:p>
          </table:table-cell>
          <table:table-cell table:formula="of:=(([.O26]*[.O26])*([.F26]-[.G26]))/100" office:value-type="float" office:value="125.9554481144">
            <text:p>125.96</text:p>
          </table:table-cell>
          <table:table-cell table:formula="of:=(([.O26]*[.O26])*[.G26])/100" office:value-type="float" office:value="10.9160403608">
            <text:p>10.92</text:p>
          </table:table-cell>
          <table:table-cell table:formula="of:=([.Q26]/[.E26])*10000" office:value-type="float" office:value="3.9866214070187">
            <text:p>3.986621407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string">
            <text:p>Kelvin Salvetti</text:p>
          </table:table-cell>
          <table:table-cell table:formula="of:=60310.015/100" office:value-type="float" office:value="603.10015">
            <text:p>603.10</text:p>
          </table:table-cell>
          <table:table-cell office:value-type="float" office:value="35118.926">
            <text:p>35118.93</text:p>
          </table:table-cell>
          <table:table-cell office:value-type="float" office:value="36596">
            <text:p>36596</text:p>
          </table:table-cell>
          <table:table-cell office:value-type="float" office:value="6645">
            <text:p>6645</text:p>
          </table:table-cell>
          <table:table-cell office:value-type="float" office:value="45062">
            <text:p>45062</text:p>
          </table:table-cell>
          <table:table-cell office:value-type="float" office:value="40905">
            <text:p>40905</text:p>
          </table:table-cell>
          <table:table-cell table:formula="of:=[.F27]+[.H27]" office:value-type="float" office:value="81658">
            <text:p>81658</text:p>
          </table:table-cell>
          <table:table-cell table:formula="of:=(([.F27]*100)/[.J27])" office:value-type="float" office:value="44.8161845746896">
            <text:p>44.82</text:p>
          </table:table-cell>
          <table:table-cell table:formula="of:=100-[.K27]" office:value-type="float" office:value="55.1838154253104">
            <text:p>55.18</text:p>
          </table:table-cell>
          <table:table-cell table:formula="of:=((([.H27]*[.P27])/[.D27])*100)/[.H27]" office:value-type="float" office:value="36.6785863846328">
            <text:p>36.68</text:p>
          </table:table-cell>
          <table:table-cell table:formula="of:=((([.J27]*[.Q27])/[.D27])*100)/[.J27]" office:value-type="float" office:value="8.13759829474425">
            <text:p>8.14</text:p>
          </table:table-cell>
          <table:table-cell office:value-type="float" office:value="0.8594">
            <text:p>0.8594</text:p>
          </table:table-cell>
          <table:table-cell table:formula="of:=(([.O27]*[.O27])*([.F27]-[.G27]))/100" office:value-type="float" office:value="221.2086095036">
            <text:p>221.21</text:p>
          </table:table-cell>
          <table:table-cell table:formula="of:=(([.O27]*[.O27])*[.G27])/100" office:value-type="float" office:value="49.077867522">
            <text:p>49.08</text:p>
          </table:table-cell>
          <table:table-cell table:formula="of:=([.Q27]/[.E27])*10000" office:value-type="float" office:value="13.9747632151393">
            <text:p>13.9747632151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string">
            <text:p>Laís Zanetti Gregol</text:p>
          </table:table-cell>
          <table:table-cell table:formula="of:=66615.173/100" office:value-type="float" office:value="666.15173">
            <text:p>666.15</text:p>
          </table:table-cell>
          <table:table-cell office:value-type="float" office:value="31515.45">
            <text:p>31515.45</text:p>
          </table:table-cell>
          <table:table-cell office:value-type="float" office:value="52944">
            <text:p>52944</text:p>
          </table:table-cell>
          <table:table-cell office:value-type="float" office:value="7520">
            <text:p>7520</text:p>
          </table:table-cell>
          <table:table-cell office:value-type="float" office:value="37251">
            <text:p>37251</text:p>
          </table:table-cell>
          <table:table-cell office:value-type="float" office:value="35151">
            <text:p>35151</text:p>
          </table:table-cell>
          <table:table-cell table:formula="of:=[.F28]+[.H28]" office:value-type="float" office:value="90195">
            <text:p>90195</text:p>
          </table:table-cell>
          <table:table-cell table:formula="of:=(([.F28]*100)/[.J28])" office:value-type="float" office:value="58.6994844503576">
            <text:p>58.70</text:p>
          </table:table-cell>
          <table:table-cell table:formula="of:=100-[.K28]" office:value-type="float" office:value="41.3005155496424">
            <text:p>41.30</text:p>
          </table:table-cell>
          <table:table-cell table:formula="of:=((([.H28]*[.P28])/[.D28])*100)/[.H28]" office:value-type="float" office:value="50.3619936326518">
            <text:p>50.36</text:p>
          </table:table-cell>
          <table:table-cell table:formula="of:=((([.J28]*[.Q28])/[.D28])*100)/[.J28]" office:value-type="float" office:value="8.33749102055173">
            <text:p>8.34</text:p>
          </table:table-cell>
          <table:table-cell office:value-type="float" office:value="0.8594">
            <text:p>0.8594</text:p>
          </table:table-cell>
          <table:table-cell table:formula="of:=(([.O28]*[.O28])*([.F28]-[.G28]))/100" office:value-type="float" office:value="335.4872918464">
            <text:p>335.49</text:p>
          </table:table-cell>
          <table:table-cell table:formula="of:=(([.O28]*[.O28])*[.G28])/100" office:value-type="float" office:value="55.540340672">
            <text:p>55.54</text:p>
          </table:table-cell>
          <table:table-cell table:formula="of:=([.Q28]/[.E28])*10000" office:value-type="float" office:value="17.6232104164783">
            <text:p>17.6232104165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string">
            <text:p>Layna Saori Menin Pessin</text:p>
          </table:table-cell>
          <table:table-cell table:formula="of:=37070.174/100" office:value-type="float" office:value="370.70174">
            <text:p>370.70</text:p>
          </table:table-cell>
          <table:table-cell office:value-type="float" office:value="31255.221">
            <text:p>31255.22</text:p>
          </table:table-cell>
          <table:table-cell office:value-type="float" office:value="8907">
            <text:p>8907</text:p>
          </table:table-cell>
          <table:table-cell office:value-type="float" office:value="1673">
            <text:p>1673</text:p>
          </table:table-cell>
          <table:table-cell office:value-type="float" office:value="51821">
            <text:p>51821</text:p>
          </table:table-cell>
          <table:table-cell office:value-type="float" office:value="49529">
            <text:p>49529</text:p>
          </table:table-cell>
          <table:table-cell table:formula="of:=[.F29]+[.H29]" office:value-type="float" office:value="60728">
            <text:p>60728</text:p>
          </table:table-cell>
          <table:table-cell table:formula="of:=(([.F29]*100)/[.J29])" office:value-type="float" office:value="14.6670399156896">
            <text:p>14.67</text:p>
          </table:table-cell>
          <table:table-cell table:formula="of:=100-[.K29]" office:value-type="float" office:value="85.3329600843104">
            <text:p>85.33</text:p>
          </table:table-cell>
          <table:table-cell table:formula="of:=((([.H29]*[.P29])/[.D29])*100)/[.H29]" office:value-type="float" office:value="11.9121328576985">
            <text:p>11.91</text:p>
          </table:table-cell>
          <table:table-cell table:formula="of:=((([.J29]*[.Q29])/[.D29])*100)/[.J29]" office:value-type="float" office:value="2.75490714278816">
            <text:p>2.75</text:p>
          </table:table-cell>
          <table:table-cell office:value-type="float" office:value="0.7813">
            <text:p>0.7813</text:p>
          </table:table-cell>
          <table:table-cell table:formula="of:=(([.O29]*[.O29])*([.F29]-[.G29]))/100" office:value-type="float" office:value="44.1584837746">
            <text:p>44.16</text:p>
          </table:table-cell>
          <table:table-cell table:formula="of:=(([.O29]*[.O29])*[.G29])/100" office:value-type="float" office:value="10.2124887137">
            <text:p>10.21</text:p>
          </table:table-cell>
          <table:table-cell table:formula="of:=([.Q29]/[.E29])*10000" office:value-type="float" office:value="3.26745048889592">
            <text:p>3.2674504889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string">
            <text:p>Leomara Paludo Trintinaglia</text:p>
          </table:table-cell>
          <table:table-cell table:formula="of:=33649.913/100" office:value-type="float" office:value="336.49913">
            <text:p>336.50</text:p>
          </table:table-cell>
          <table:table-cell office:value-type="float" office:value="27346.232">
            <text:p>27346.23</text:p>
          </table:table-cell>
          <table:table-cell office:value-type="float" office:value="7755">
            <text:p>7755</text:p>
          </table:table-cell>
          <table:table-cell office:value-type="float" office:value="887">
            <text:p>887</text:p>
          </table:table-cell>
          <table:table-cell office:value-type="float" office:value="37806">
            <text:p>37806</text:p>
          </table:table-cell>
          <table:table-cell office:value-type="float" office:value="36139">
            <text:p>36139</text:p>
          </table:table-cell>
          <table:table-cell table:formula="of:=[.F30]+[.H30]" office:value-type="float" office:value="45561">
            <text:p>45561</text:p>
          </table:table-cell>
          <table:table-cell table:formula="of:=(([.F30]*100)/[.J30])" office:value-type="float" office:value="17.0211364983209">
            <text:p>17.02</text:p>
          </table:table-cell>
          <table:table-cell table:formula="of:=100-[.K30]" office:value-type="float" office:value="82.9788635016791">
            <text:p>82.98</text:p>
          </table:table-cell>
          <table:table-cell table:formula="of:=((([.H30]*[.P30])/[.D30])*100)/[.H30]" office:value-type="float" office:value="15.0742960211517">
            <text:p>15.07</text:p>
          </table:table-cell>
          <table:table-cell table:formula="of:=((([.J30]*[.Q30])/[.D30])*100)/[.J30]" office:value-type="float" office:value="1.94684050244053">
            <text:p>1.95</text:p>
          </table:table-cell>
          <table:table-cell office:value-type="float" office:value="0.8594">
            <text:p>0.8594</text:p>
          </table:table-cell>
          <table:table-cell table:formula="of:=(([.O30]*[.O30])*([.F30]-[.G30]))/100" office:value-type="float" office:value="50.7248749648">
            <text:p>50.72</text:p>
          </table:table-cell>
          <table:table-cell table:formula="of:=(([.O30]*[.O30])*[.G30])/100" office:value-type="float" office:value="6.5511013532">
            <text:p>6.55</text:p>
          </table:table-cell>
          <table:table-cell table:formula="of:=([.Q30]/[.E30])*10000" office:value-type="float" office:value="2.39561390146913">
            <text:p>2.3956139015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string">
            <text:p>Louise Picetti</text:p>
          </table:table-cell>
          <table:table-cell table:formula="of:=73922.569/100" office:value-type="float" office:value="739.22569">
            <text:p>739.23</text:p>
          </table:table-cell>
          <table:table-cell office:value-type="float" office:value="45364.346">
            <text:p>45364.35</text:p>
          </table:table-cell>
          <table:table-cell office:value-type="float" office:value="56331">
            <text:p>56331</text:p>
          </table:table-cell>
          <table:table-cell office:value-type="float" office:value="20480">
            <text:p>20480</text:p>
          </table:table-cell>
          <table:table-cell office:value-type="float" office:value="43758">
            <text:p>43758</text:p>
          </table:table-cell>
          <table:table-cell office:value-type="float" office:value="40942">
            <text:p>40942</text:p>
          </table:table-cell>
          <table:table-cell table:formula="of:=[.F31]+[.H31]" office:value-type="float" office:value="100089">
            <text:p>100089</text:p>
          </table:table-cell>
          <table:table-cell table:formula="of:=(([.F31]*100)/[.J31])" office:value-type="float" office:value="56.2809099901088">
            <text:p>56.28</text:p>
          </table:table-cell>
          <table:table-cell table:formula="of:=100-[.K31]" office:value-type="float" office:value="43.7190900098912">
            <text:p>43.72</text:p>
          </table:table-cell>
          <table:table-cell table:formula="of:=((([.H31]*[.P31])/[.D31])*100)/[.H31]" office:value-type="float" office:value="35.8191207807727">
            <text:p>35.82</text:p>
          </table:table-cell>
          <table:table-cell table:formula="of:=((([.J31]*[.Q31])/[.D31])*100)/[.J31]" office:value-type="float" office:value="20.4617888926452">
            <text:p>20.46</text:p>
          </table:table-cell>
          <table:table-cell office:value-type="float" office:value="0.8594">
            <text:p>0.8594</text:p>
          </table:table-cell>
          <table:table-cell table:formula="of:=(([.O31]*[.O31])*([.F31]-[.G31]))/100" office:value-type="float" office:value="264.7841427436">
            <text:p>264.78</text:p>
          </table:table-cell>
          <table:table-cell table:formula="of:=(([.O31]*[.O31])*[.G31])/100" office:value-type="float" office:value="151.258800128">
            <text:p>151.26</text:p>
          </table:table-cell>
          <table:table-cell table:formula="of:=([.Q31]/[.E31])*10000" office:value-type="float" office:value="33.3431016790146">
            <text:p>33.343101679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string">
            <text:p>Luiz Eduardo Tedesco Brugnera</text:p>
          </table:table-cell>
          <table:table-cell table:formula="of:=45786.807/100" office:value-type="float" office:value="457.86807">
            <text:p>457.87</text:p>
          </table:table-cell>
          <table:table-cell office:value-type="float" office:value="39956.548">
            <text:p>39956.55</text:p>
          </table:table-cell>
          <table:table-cell office:value-type="float" office:value="8143">
            <text:p>8143</text:p>
          </table:table-cell>
          <table:table-cell office:value-type="float" office:value="2154">
            <text:p>2154</text:p>
          </table:table-cell>
          <table:table-cell office:value-type="float" office:value="53851">
            <text:p>53851</text:p>
          </table:table-cell>
          <table:table-cell office:value-type="float" office:value="51946">
            <text:p>51946</text:p>
          </table:table-cell>
          <table:table-cell table:formula="of:=[.F32]+[.H32]" office:value-type="float" office:value="61994">
            <text:p>61994</text:p>
          </table:table-cell>
          <table:table-cell table:formula="of:=(([.F32]*100)/[.J32])" office:value-type="float" office:value="13.1351421105268">
            <text:p>13.14</text:p>
          </table:table-cell>
          <table:table-cell table:formula="of:=100-[.K32]" office:value-type="float" office:value="86.8648578894732">
            <text:p>86.86</text:p>
          </table:table-cell>
          <table:table-cell table:formula="of:=((([.H32]*[.P32])/[.D32])*100)/[.H32]" office:value-type="float" office:value="9.66061229829807">
            <text:p>9.66</text:p>
          </table:table-cell>
          <table:table-cell table:formula="of:=((([.J32]*[.Q32])/[.D32])*100)/[.J32]" office:value-type="float" office:value="3.47452978636401">
            <text:p>3.47</text:p>
          </table:table-cell>
          <table:table-cell office:value-type="float" office:value="0.8594">
            <text:p>0.8594</text:p>
          </table:table-cell>
          <table:table-cell table:formula="of:=(([.O32]*[.O32])*([.F32]-[.G32]))/100" office:value-type="float" office:value="44.2328590804">
            <text:p>44.23</text:p>
          </table:table-cell>
          <table:table-cell table:formula="of:=(([.O32]*[.O32])*[.G32])/100" office:value-type="float" office:value="15.9087624744">
            <text:p>15.91</text:p>
          </table:table-cell>
          <table:table-cell table:formula="of:=([.Q32]/[.E32])*10000" office:value-type="float" office:value="3.98151573914744">
            <text:p>3.9815157391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string">
            <text:p>Maisa Paola Lopes Rosa</text:p>
          </table:table-cell>
          <table:table-cell table:formula="of:=39080.606/100" office:value-type="float" office:value="390.80606">
            <text:p>390.81</text:p>
          </table:table-cell>
          <table:table-cell office:value-type="float" office:value="28790.133">
            <text:p>28790.13</text:p>
          </table:table-cell>
          <table:table-cell office:value-type="float" office:value="15631">
            <text:p>15631</text:p>
          </table:table-cell>
          <table:table-cell office:value-type="float" office:value="3325">
            <text:p>3325</text:p>
          </table:table-cell>
          <table:table-cell office:value-type="float" office:value="37283">
            <text:p>37283</text:p>
          </table:table-cell>
          <table:table-cell office:value-type="float" office:value="35656">
            <text:p>35656</text:p>
          </table:table-cell>
          <table:table-cell table:formula="of:=[.F33]+[.H33]" office:value-type="float" office:value="52914">
            <text:p>52914</text:p>
          </table:table-cell>
          <table:table-cell table:formula="of:=(([.F33]*100)/[.J33])" office:value-type="float" office:value="29.540386287183">
            <text:p>29.54</text:p>
          </table:table-cell>
          <table:table-cell table:formula="of:=100-[.K33]" office:value-type="float" office:value="70.459613712817">
            <text:p>70.46</text:p>
          </table:table-cell>
          <table:table-cell table:formula="of:=((([.H33]*[.P33])/[.D33])*100)/[.H33]" office:value-type="float" office:value="23.2566051769003">
            <text:p>23.26</text:p>
          </table:table-cell>
          <table:table-cell table:formula="of:=((([.J33]*[.Q33])/[.D33])*100)/[.J33]" office:value-type="float" office:value="6.28378126224553">
            <text:p>6.28</text:p>
          </table:table-cell>
          <table:table-cell office:value-type="float" office:value="0.8594">
            <text:p>0.8594</text:p>
          </table:table-cell>
          <table:table-cell table:formula="of:=(([.O33]*[.O33])*([.F33]-[.G33]))/100" office:value-type="float" office:value="90.8882223816">
            <text:p>90.89</text:p>
          </table:table-cell>
          <table:table-cell table:formula="of:=(([.O33]*[.O33])*[.G33])/100" office:value-type="float" office:value="24.55739797">
            <text:p>24.56</text:p>
          </table:table-cell>
          <table:table-cell table:formula="of:=([.Q33]/[.E33])*10000" office:value-type="float" office:value="8.52979663900823">
            <text:p>8.529796639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string">
            <text:p>Marco Aurélio Sganzerla</text:p>
          </table:table-cell>
          <table:table-cell table:formula="of:=42584.375/100" office:value-type="float" office:value="425.84375">
            <text:p>425.84</text:p>
          </table:table-cell>
          <table:table-cell office:value-type="float" office:value="36870.81">
            <text:p>36870.81</text:p>
          </table:table-cell>
          <table:table-cell office:value-type="float" office:value="5714">
            <text:p>5714</text:p>
          </table:table-cell>
          <table:table-cell office:value-type="float" office:value="1774">
            <text:p>1774</text:p>
          </table:table-cell>
          <table:table-cell office:value-type="float" office:value="51944">
            <text:p>51944</text:p>
          </table:table-cell>
          <table:table-cell office:value-type="float" office:value="48148">
            <text:p>48148</text:p>
          </table:table-cell>
          <table:table-cell table:formula="of:=[.F34]+[.H34]" office:value-type="float" office:value="57658">
            <text:p>57658</text:p>
          </table:table-cell>
          <table:table-cell table:formula="of:=(([.F34]*100)/[.J34])" office:value-type="float" office:value="9.91015990842554">
            <text:p>9.91</text:p>
          </table:table-cell>
          <table:table-cell table:formula="of:=100-[.K34]" office:value-type="float" office:value="90.0898400915745">
            <text:p>90.09</text:p>
          </table:table-cell>
          <table:table-cell table:formula="of:=((([.H34]*[.P34])/[.D34])*100)/[.H34]" office:value-type="float" office:value="6.83339684661334">
            <text:p>6.83</text:p>
          </table:table-cell>
          <table:table-cell table:formula="of:=((([.J34]*[.Q34])/[.D34])*100)/[.J34]" office:value-type="float" office:value="3.07676294565789">
            <text:p>3.08</text:p>
          </table:table-cell>
          <table:table-cell office:value-type="float" office:value="0.8594">
            <text:p>0.8594</text:p>
          </table:table-cell>
          <table:table-cell table:formula="of:=(([.O34]*[.O34])*([.F34]-[.G34]))/100" office:value-type="float" office:value="29.099593384">
            <text:p>29.10</text:p>
          </table:table-cell>
          <table:table-cell table:formula="of:=(([.O34]*[.O34])*[.G34])/100" office:value-type="float" office:value="13.1022027064">
            <text:p>13.10</text:p>
          </table:table-cell>
          <table:table-cell table:formula="of:=([.Q34]/[.E34])*10000" office:value-type="float" office:value="3.55354349589825">
            <text:p>3.5535434959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string">
            <text:p>Mateus Natanael Soares</text:p>
          </table:table-cell>
          <table:table-cell table:formula="of:=70655.881/100" office:value-type="float" office:value="706.55881">
            <text:p>706.56</text:p>
          </table:table-cell>
          <table:table-cell office:value-type="float" office:value="41677.413">
            <text:p>41677.41</text:p>
          </table:table-cell>
          <table:table-cell office:value-type="float" office:value="42365">
            <text:p>42365</text:p>
          </table:table-cell>
          <table:table-cell office:value-type="float" office:value="6473">
            <text:p>6473</text:p>
          </table:table-cell>
          <table:table-cell office:value-type="float" office:value="53301">
            <text:p>53301</text:p>
          </table:table-cell>
          <table:table-cell office:value-type="float" office:value="49957">
            <text:p>49957</text:p>
          </table:table-cell>
          <table:table-cell table:formula="of:=[.F35]+[.H35]" office:value-type="float" office:value="95666">
            <text:p>95666</text:p>
          </table:table-cell>
          <table:table-cell table:formula="of:=(([.F35]*100)/[.J35])" office:value-type="float" office:value="44.284280726695">
            <text:p>44.28</text:p>
          </table:table-cell>
          <table:table-cell table:formula="of:=100-[.K35]" office:value-type="float" office:value="55.715719273305">
            <text:p>55.72</text:p>
          </table:table-cell>
          <table:table-cell table:formula="of:=((([.H35]*[.P35])/[.D35])*100)/[.H35]" office:value-type="float" office:value="37.5180313399815">
            <text:p>37.52</text:p>
          </table:table-cell>
          <table:table-cell table:formula="of:=((([.J35]*[.Q35])/[.D35])*100)/[.J35]" office:value-type="float" office:value="6.76624921608436">
            <text:p>6.77</text:p>
          </table:table-cell>
          <table:table-cell office:value-type="float" office:value="0.8594">
            <text:p>0.8594</text:p>
          </table:table-cell>
          <table:table-cell table:formula="of:=(([.O35]*[.O35])*([.F35]-[.G35]))/100" office:value-type="float" office:value="265.0869557712">
            <text:p>265.09</text:p>
          </table:table-cell>
          <table:table-cell table:formula="of:=(([.O35]*[.O35])*[.G35])/100" office:value-type="float" office:value="47.8075299428">
            <text:p>47.81</text:p>
          </table:table-cell>
          <table:table-cell table:formula="of:=([.Q35]/[.E35])*10000" office:value-type="float" office:value="11.4708487167378">
            <text:p>11.4708487167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string">
            <text:p>Matheus Felipe Mossi Mendes</text:p>
          </table:table-cell>
          <table:table-cell table:formula="of:=89306.948/100" office:value-type="float" office:value="893.06948">
            <text:p>893.07</text:p>
          </table:table-cell>
          <table:table-cell office:value-type="string">
            <text:p>50,648.064</text:p>
          </table:table-cell>
          <table:table-cell office:value-type="float" office:value="58355">
            <text:p>58355</text:p>
          </table:table-cell>
          <table:table-cell office:value-type="float" office:value="10746">
            <text:p>10746</text:p>
          </table:table-cell>
          <table:table-cell office:value-type="float" office:value="62564">
            <text:p>62564</text:p>
          </table:table-cell>
          <table:table-cell office:value-type="float" office:value="57830">
            <text:p>57830</text:p>
          </table:table-cell>
          <table:table-cell table:formula="of:=[.F36]+[.H36]" office:value-type="float" office:value="120919">
            <text:p>120919</text:p>
          </table:table-cell>
          <table:table-cell table:formula="of:=(([.F36]*100)/[.J36])" office:value-type="float" office:value="48.2595787262548">
            <text:p>48.26</text:p>
          </table:table-cell>
          <table:table-cell table:formula="of:=100-[.K36]" office:value-type="float" office:value="51.7404212737452">
            <text:p>51.74</text:p>
          </table:table-cell>
          <table:table-cell table:formula="of:=((([.H36]*[.P36])/[.D36])*100)/[.H36]" office:value-type="float" office:value="39.3726376711922">
            <text:p>39.37</text:p>
          </table:table-cell>
          <table:table-cell table:formula="of:=((([.J36]*[.Q36])/[.D36])*100)/[.J36]" office:value-type="float" office:value="8.88694079721547">
            <text:p>8.89</text:p>
          </table:table-cell>
          <table:table-cell office:value-type="float" office:value="0.8594">
            <text:p>0.8594</text:p>
          </table:table-cell>
          <table:table-cell table:formula="of:=(([.O36]*[.O36])*([.F36]-[.G36]))/100" office:value-type="float" office:value="351.6250105124">
            <text:p>351.63</text:p>
          </table:table-cell>
          <table:table-cell table:formula="of:=(([.O36]*[.O36])*[.G36])/100" office:value-type="float" office:value="79.3665559656">
            <text:p>79.37</text:p>
          </table:table-cell>
          <table:table-cell table:formula="of:=([.Q36]/[.E36])*10000" office:value-type="float" office:value="15.6702052748946">
            <text:p>15.6702052749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string">
            <text:p>Matheus Perachi Favero</text:p>
          </table:table-cell>
          <table:table-cell table:formula="of:=48194.54/100" office:value-type="float" office:value="481.9454">
            <text:p>481.95</text:p>
          </table:table-cell>
          <table:table-cell office:value-type="float" office:value="41308.867">
            <text:p>41308.87</text:p>
          </table:table-cell>
          <table:table-cell office:value-type="float" office:value="10947">
            <text:p>10947</text:p>
          </table:table-cell>
          <table:table-cell office:value-type="float" office:value="3064">
            <text:p>3064</text:p>
          </table:table-cell>
          <table:table-cell office:value-type="float" office:value="54307">
            <text:p>54307</text:p>
          </table:table-cell>
          <table:table-cell office:value-type="float" office:value="52867">
            <text:p>52867</text:p>
          </table:table-cell>
          <table:table-cell table:formula="of:=[.F37]+[.H37]" office:value-type="float" office:value="65254">
            <text:p>65254</text:p>
          </table:table-cell>
          <table:table-cell table:formula="of:=(([.F37]*100)/[.J37])" office:value-type="float" office:value="16.7759830814969">
            <text:p>16.78</text:p>
          </table:table-cell>
          <table:table-cell table:formula="of:=100-[.K37]" office:value-type="float" office:value="83.2240169185031">
            <text:p>83.22</text:p>
          </table:table-cell>
          <table:table-cell table:formula="of:=((([.H37]*[.P37])/[.D37])*100)/[.H37]" office:value-type="float" office:value="12.0804854281834">
            <text:p>12.08</text:p>
          </table:table-cell>
          <table:table-cell table:formula="of:=((([.J37]*[.Q37])/[.D37])*100)/[.J37]" office:value-type="float" office:value="4.69549757096966">
            <text:p>4.70</text:p>
          </table:table-cell>
          <table:table-cell office:value-type="float" office:value="0.8594">
            <text:p>0.8594</text:p>
          </table:table-cell>
          <table:table-cell table:formula="of:=(([.O37]*[.O37])*([.F37]-[.G37]))/100" office:value-type="float" office:value="58.2213438188">
            <text:p>58.22</text:p>
          </table:table-cell>
          <table:table-cell table:formula="of:=(([.O37]*[.O37])*[.G37])/100" office:value-type="float" office:value="22.6297345504">
            <text:p>22.63</text:p>
          </table:table-cell>
          <table:table-cell table:formula="of:=([.Q37]/[.E37])*10000" office:value-type="float" office:value="5.47817846236257">
            <text:p>5.4781784624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string">
            <text:p>Maurício da Costa de Paula</text:p>
          </table:table-cell>
          <table:table-cell table:formula="of:=76235.765/100" office:value-type="float" office:value="762.35765">
            <text:p>762.36</text:p>
          </table:table-cell>
          <table:table-cell office:value-type="float" office:value="52216.783">
            <text:p>52216.78</text:p>
          </table:table-cell>
          <table:table-cell office:value-type="float" office:value="42748">
            <text:p>42748</text:p>
          </table:table-cell>
          <table:table-cell office:value-type="float" office:value="12967">
            <text:p>12967</text:p>
          </table:table-cell>
          <table:table-cell office:value-type="float" office:value="60473">
            <text:p>60473</text:p>
          </table:table-cell>
          <table:table-cell office:value-type="float" office:value="57733">
            <text:p>57733</text:p>
          </table:table-cell>
          <table:table-cell table:formula="of:=[.F38]+[.H38]" office:value-type="float" office:value="103221">
            <text:p>103221</text:p>
          </table:table-cell>
          <table:table-cell table:formula="of:=(([.F38]*100)/[.J38])" office:value-type="float" office:value="41.4140533418587">
            <text:p>41.41</text:p>
          </table:table-cell>
          <table:table-cell table:formula="of:=100-[.K38]" office:value-type="float" office:value="58.5859466581413">
            <text:p>58.59</text:p>
          </table:table-cell>
          <table:table-cell table:formula="of:=((([.H38]*[.P38])/[.D38])*100)/[.H38]" office:value-type="float" office:value="28.8516870384392">
            <text:p>28.85</text:p>
          </table:table-cell>
          <table:table-cell table:formula="of:=((([.J38]*[.Q38])/[.D38])*100)/[.J38]" office:value-type="float" office:value="12.5623661336907">
            <text:p>12.56</text:p>
          </table:table-cell>
          <table:table-cell office:value-type="float" office:value="0.8594">
            <text:p>0.8594</text:p>
          </table:table-cell>
          <table:table-cell table:formula="of:=(([.O38]*[.O38])*([.F38]-[.G38]))/100" office:value-type="float" office:value="219.9530432916">
            <text:p>219.95</text:p>
          </table:table-cell>
          <table:table-cell table:formula="of:=(([.O38]*[.O38])*[.G38])/100" office:value-type="float" office:value="95.7701592412">
            <text:p>95.77</text:p>
          </table:table-cell>
          <table:table-cell table:formula="of:=([.Q38]/[.E38])*10000" office:value-type="float" office:value="18.3408769631021">
            <text:p>18.3408769631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string">
            <text:p>Maxwillian Ranzan de Barros</text:p>
          </table:table-cell>
          <table:table-cell table:formula="of:=49991.477/100" office:value-type="float" office:value="499.91477">
            <text:p>499.91</text:p>
          </table:table-cell>
          <table:table-cell office:value-type="float" office:value="38217.958">
            <text:p>38217.96</text:p>
          </table:table-cell>
          <table:table-cell office:value-type="float" office:value="16671">
            <text:p>16671</text:p>
          </table:table-cell>
          <table:table-cell office:value-type="float" office:value="3734">
            <text:p>3734</text:p>
          </table:table-cell>
          <table:table-cell office:value-type="float" office:value="51016">
            <text:p>51016</text:p>
          </table:table-cell>
          <table:table-cell office:value-type="float" office:value="48012">
            <text:p>48012</text:p>
          </table:table-cell>
          <table:table-cell table:formula="of:=[.F39]+[.H39]" office:value-type="float" office:value="67687">
            <text:p>67687</text:p>
          </table:table-cell>
          <table:table-cell table:formula="of:=(([.F39]*100)/[.J39])" office:value-type="float" office:value="24.6295448165822">
            <text:p>24.63</text:p>
          </table:table-cell>
          <table:table-cell table:formula="of:=100-[.K39]" office:value-type="float" office:value="75.3704551834178">
            <text:p>75.37</text:p>
          </table:table-cell>
          <table:table-cell table:formula="of:=((([.H39]*[.P39])/[.D39])*100)/[.H39]" office:value-type="float" office:value="19.1129757444854">
            <text:p>19.11</text:p>
          </table:table-cell>
          <table:table-cell table:formula="of:=((([.J39]*[.Q39])/[.D39])*100)/[.J39]" office:value-type="float" office:value="5.51656886680904">
            <text:p>5.52</text:p>
          </table:table-cell>
          <table:table-cell office:value-type="float" office:value="0.8594">
            <text:p>0.8594</text:p>
          </table:table-cell>
          <table:table-cell table:formula="of:=(([.O39]*[.O39])*([.F39]-[.G39]))/100" office:value-type="float" office:value="95.5485887332">
            <text:p>95.55</text:p>
          </table:table-cell>
          <table:table-cell table:formula="of:=(([.O39]*[.O39])*[.G39])/100" office:value-type="float" office:value="27.5781425624">
            <text:p>27.58</text:p>
          </table:table-cell>
          <table:table-cell table:style-name="Default" table:formula="of:=([.Q39]/[.E39])*10000" office:value-type="float" office:value="7.21601676426564">
            <text:p>7.2160167643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string">
            <text:p>Michele Cristina Dorneles</text:p>
          </table:table-cell>
          <table:table-cell table:formula="of:=41507.542/100" office:value-type="float" office:value="415.07542">
            <text:p>415.08</text:p>
          </table:table-cell>
          <table:table-cell office:value-type="float" office:value="33301.309">
            <text:p>33301.31</text:p>
          </table:table-cell>
          <table:table-cell office:value-type="float" office:value="12752">
            <text:p>12752</text:p>
          </table:table-cell>
          <table:table-cell office:value-type="float" office:value="2853">
            <text:p>2853</text:p>
          </table:table-cell>
          <table:table-cell office:value-type="float" office:value="43448">
            <text:p>43448</text:p>
          </table:table-cell>
          <table:table-cell office:value-type="float" office:value="42236">
            <text:p>42236</text:p>
          </table:table-cell>
          <table:table-cell table:formula="of:=[.F40]+[.H40]" office:value-type="float" office:value="56200">
            <text:p>56200</text:p>
          </table:table-cell>
          <table:table-cell table:formula="of:=(([.F40]*100)/[.J40])" office:value-type="float" office:value="22.6903914590747">
            <text:p>22.69</text:p>
          </table:table-cell>
          <table:table-cell table:formula="of:=100-[.K40]" office:value-type="float" office:value="77.3096085409253">
            <text:p>77.31</text:p>
          </table:table-cell>
          <table:table-cell table:formula="of:=((([.H40]*[.P40])/[.D40])*100)/[.H40]" office:value-type="float" office:value="17.6138789322673">
            <text:p>17.61</text:p>
          </table:table-cell>
          <table:table-cell table:formula="of:=((([.J40]*[.Q40])/[.D40])*100)/[.J40]" office:value-type="float" office:value="5.07651243496905">
            <text:p>5.08</text:p>
          </table:table-cell>
          <table:table-cell office:value-type="float" office:value="0.8594">
            <text:p>0.8594</text:p>
          </table:table-cell>
          <table:table-cell table:formula="of:=(([.O40]*[.O40])*([.F40]-[.G40]))/100" office:value-type="float" office:value="73.1108819564">
            <text:p>73.11</text:p>
          </table:table-cell>
          <table:table-cell table:formula="of:=(([.O40]*[.O40])*[.G40])/100" office:value-type="float" office:value="21.0713553108">
            <text:p>21.07</text:p>
          </table:table-cell>
          <table:table-cell table:formula="of:=([.Q40]/[.E40])*10000" office:value-type="float" office:value="6.32748559847903">
            <text:p>6.3274855985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string">
            <text:p>Morgana Kachava</text:p>
          </table:table-cell>
          <table:table-cell table:formula="of:=46213.699/100" office:value-type="float" office:value="462.13699">
            <text:p>462.14</text:p>
          </table:table-cell>
          <table:table-cell office:value-type="float" office:value="29569.323">
            <text:p>29569.32</text:p>
          </table:table-cell>
          <table:table-cell office:value-type="float" office:value="25152">
            <text:p>25152</text:p>
          </table:table-cell>
          <table:table-cell office:value-type="float" office:value="4903">
            <text:p>4903</text:p>
          </table:table-cell>
          <table:table-cell office:value-type="float" office:value="37420">
            <text:p>37420</text:p>
          </table:table-cell>
          <table:table-cell office:value-type="float" office:value="35133">
            <text:p>35133</text:p>
          </table:table-cell>
          <table:table-cell table:formula="of:=[.F41]+[.H41]" office:value-type="float" office:value="62572">
            <text:p>62572</text:p>
          </table:table-cell>
          <table:table-cell table:formula="of:=(([.F41]*100)/[.J41])" office:value-type="float" office:value="40.1968931790577">
            <text:p>40.20</text:p>
          </table:table-cell>
          <table:table-cell table:formula="of:=100-[.K41]" office:value-type="float" office:value="59.8031068209423">
            <text:p>59.80</text:p>
          </table:table-cell>
          <table:table-cell table:formula="of:=((([.H41]*[.P41])/[.D41])*100)/[.H41]" office:value-type="float" office:value="32.3611202852211">
            <text:p>32.36</text:p>
          </table:table-cell>
          <table:table-cell table:formula="of:=((([.J41]*[.Q41])/[.D41])*100)/[.J41]" office:value-type="float" office:value="7.83577326082468">
            <text:p>7.84</text:p>
          </table:table-cell>
          <table:table-cell office:value-type="float" office:value="0.8594">
            <text:p>0.8594</text:p>
          </table:table-cell>
          <table:table-cell table:formula="of:=(([.O41]*[.O41])*([.F41]-[.G41]))/100" office:value-type="float" office:value="149.5527072164">
            <text:p>149.55</text:p>
          </table:table-cell>
          <table:table-cell table:formula="of:=(([.O41]*[.O41])*[.G41])/100" office:value-type="float" office:value="36.2120066908">
            <text:p>36.21</text:p>
          </table:table-cell>
          <table:table-cell table:formula="of:=([.Q41]/[.E41])*10000" office:value-type="float" office:value="12.2464781120623">
            <text:p>12.2464781121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string">
            <text:p>Nathiel Bertoldo</text:p>
          </table:table-cell>
          <table:table-cell table:formula="of:=102401.026/100" office:value-type="float" office:value="1024.01026">
            <text:p>1024.01</text:p>
          </table:table-cell>
          <table:table-cell office:value-type="float" office:value="61127.61">
            <text:p>61127.61</text:p>
          </table:table-cell>
          <table:table-cell office:value-type="float" office:value="62050">
            <text:p>62050</text:p>
          </table:table-cell>
          <table:table-cell office:value-type="float" office:value="10608">
            <text:p>10608</text:p>
          </table:table-cell>
          <table:table-cell office:value-type="float" office:value="76598">
            <text:p>76598</text:p>
          </table:table-cell>
          <table:table-cell office:value-type="float" office:value="72157">
            <text:p>72157</text:p>
          </table:table-cell>
          <table:table-cell table:formula="of:=[.F42]+[.H42]" office:value-type="float" office:value="138648">
            <text:p>138648</text:p>
          </table:table-cell>
          <table:table-cell table:formula="of:=(([.F42]*100)/[.J42])" office:value-type="float" office:value="44.7536206797069">
            <text:p>44.75</text:p>
          </table:table-cell>
          <table:table-cell table:formula="of:=100-[.K42]" office:value-type="float" office:value="55.2463793202931">
            <text:p>55.25</text:p>
          </table:table-cell>
          <table:table-cell table:formula="of:=((([.H42]*[.P42])/[.D42])*100)/[.H42]" office:value-type="float" office:value="37.1025907251359">
            <text:p>37.10</text:p>
          </table:table-cell>
          <table:table-cell table:formula="of:=((([.J42]*[.Q42])/[.D42])*100)/[.J42]" office:value-type="float" office:value="7.65102994464138">
            <text:p>7.65</text:p>
          </table:table-cell>
          <table:table-cell office:value-type="float" office:value="0.8594">
            <text:p>0.8594</text:p>
          </table:table-cell>
          <table:table-cell table:formula="of:=(([.O42]*[.O42])*([.F42]-[.G42]))/100" office:value-type="float" office:value="379.9343357512">
            <text:p>379.93</text:p>
          </table:table-cell>
          <table:table-cell table:formula="of:=(([.O42]*[.O42])*[.G42])/100" office:value-type="float" office:value="78.3473316288">
            <text:p>78.35</text:p>
          </table:table-cell>
          <table:table-cell table:formula="of:=([.Q42]/[.E42])*10000" office:value-type="float" office:value="12.8170120881219">
            <text:p>12.8170120881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string">
            <text:p>Patríca Marin</text:p>
          </table:table-cell>
          <table:table-cell table:formula="of:=60849.909/100" office:value-type="float" office:value="608.49909">
            <text:p>608.50</text:p>
          </table:table-cell>
          <table:table-cell office:value-type="float" office:value="34268.095">
            <text:p>34268.10</text:p>
          </table:table-cell>
          <table:table-cell office:value-type="float" office:value="39829">
            <text:p>39829</text:p>
          </table:table-cell>
          <table:table-cell office:value-type="float" office:value="6231">
            <text:p>6231</text:p>
          </table:table-cell>
          <table:table-cell office:value-type="float" office:value="42560">
            <text:p>42560</text:p>
          </table:table-cell>
          <table:table-cell office:value-type="float" office:value="40167">
            <text:p>40167</text:p>
          </table:table-cell>
          <table:table-cell table:formula="of:=[.F43]+[.H43]" office:value-type="float" office:value="82389">
            <text:p>82389</text:p>
          </table:table-cell>
          <table:table-cell table:formula="of:=(([.F43]*100)/[.J43])" office:value-type="float" office:value="48.3426185534477">
            <text:p>48.34</text:p>
          </table:table-cell>
          <table:table-cell table:formula="of:=100-[.K43]" office:value-type="float" office:value="51.6573814465523">
            <text:p>51.66</text:p>
          </table:table-cell>
          <table:table-cell table:formula="of:=((([.H43]*[.P43])/[.D43])*100)/[.H43]" office:value-type="float" office:value="40.7797154787528">
            <text:p>40.78</text:p>
          </table:table-cell>
          <table:table-cell table:formula="of:=((([.J43]*[.Q43])/[.D43])*100)/[.J43]" office:value-type="float" office:value="7.56290276647743">
            <text:p>7.56</text:p>
          </table:table-cell>
          <table:table-cell office:value-type="float" office:value="0.8594">
            <text:p>0.8594</text:p>
          </table:table-cell>
          <table:table-cell table:formula="of:=(([.O43]*[.O43])*([.F43]-[.G43]))/100" office:value-type="float" office:value="248.1441975928">
            <text:p>248.14</text:p>
          </table:table-cell>
          <table:table-cell table:formula="of:=(([.O43]*[.O43])*[.G43])/100" office:value-type="float" office:value="46.0201945116">
            <text:p>46.02</text:p>
          </table:table-cell>
          <table:table-cell table:formula="of:=([.Q43]/[.E43])*10000" office:value-type="float" office:value="13.4294580750987">
            <text:p>13.4294580751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string">
            <text:p>Paulo Roberto Modelski</text:p>
          </table:table-cell>
          <table:table-cell table:formula="of:=61469.567/100" office:value-type="float" office:value="614.69567">
            <text:p>614.70</text:p>
          </table:table-cell>
          <table:table-cell office:value-type="float" office:value="44873.198">
            <text:p>44873.20</text:p>
          </table:table-cell>
          <table:table-cell office:value-type="float" office:value="25492">
            <text:p>25492</text:p>
          </table:table-cell>
          <table:table-cell office:value-type="float" office:value="5627">
            <text:p>5627</text:p>
          </table:table-cell>
          <table:table-cell office:value-type="float" office:value="57736">
            <text:p>57736</text:p>
          </table:table-cell>
          <table:table-cell office:value-type="float" office:value="55130">
            <text:p>55130</text:p>
          </table:table-cell>
          <table:table-cell table:formula="of:=[.F44]+[.H44]" office:value-type="float" office:value="83228">
            <text:p>83228</text:p>
          </table:table-cell>
          <table:table-cell table:formula="of:=(([.F44]*100)/[.J44])" office:value-type="float" office:value="30.6291152016148">
            <text:p>30.63</text:p>
          </table:table-cell>
          <table:table-cell table:formula="of:=100-[.K44]" office:value-type="float" office:value="69.3708847983852">
            <text:p>69.37</text:p>
          </table:table-cell>
          <table:table-cell table:formula="of:=((([.H44]*[.P44])/[.D44])*100)/[.H44]" office:value-type="float" office:value="23.8681695470541">
            <text:p>23.87</text:p>
          </table:table-cell>
          <table:table-cell table:formula="of:=((([.J44]*[.Q44])/[.D44])*100)/[.J44]" office:value-type="float" office:value="6.76094588679956">
            <text:p>6.76</text:p>
          </table:table-cell>
          <table:table-cell office:value-type="float" office:value="0.8594">
            <text:p>0.8594</text:p>
          </table:table-cell>
          <table:table-cell table:formula="of:=(([.O44]*[.O44])*([.F44]-[.G44]))/100" office:value-type="float" office:value="146.716604714">
            <text:p>146.72</text:p>
          </table:table-cell>
          <table:table-cell table:formula="of:=(([.O44]*[.O44])*[.G44])/100" office:value-type="float" office:value="41.5592416172">
            <text:p>41.56</text:p>
          </table:table-cell>
          <table:table-cell table:formula="of:=([.Q44]/[.E44])*10000" office:value-type="float" office:value="9.26148424215275">
            <text:p>9.261484242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string">
            <text:p>Sabrina Maragno Cirino</text:p>
          </table:table-cell>
          <table:table-cell table:formula="of:=89564.708/100" office:value-type="float" office:value="895.64708">
            <text:p>895.65</text:p>
          </table:table-cell>
          <table:table-cell office:value-type="float" office:value="46386.524">
            <text:p>46386.52</text:p>
          </table:table-cell>
          <table:table-cell office:value-type="float" office:value="57340">
            <text:p>57340</text:p>
          </table:table-cell>
          <table:table-cell office:value-type="float" office:value="4101">
            <text:p>4101</text:p>
          </table:table-cell>
          <table:table-cell office:value-type="float" office:value="63928">
            <text:p>63928</text:p>
          </table:table-cell>
          <table:table-cell office:value-type="float" office:value="58705">
            <text:p>58705</text:p>
          </table:table-cell>
          <table:table-cell table:formula="of:=[.F45]+[.H45]" office:value-type="float" office:value="121268">
            <text:p>121268</text:p>
          </table:table-cell>
          <table:table-cell table:formula="of:=(([.F45]*100)/[.J45])" office:value-type="float" office:value="47.2837022132797">
            <text:p>47.28</text:p>
          </table:table-cell>
          <table:table-cell table:formula="of:=100-[.K45]" office:value-type="float" office:value="52.7162977867203">
            <text:p>52.72</text:p>
          </table:table-cell>
          <table:table-cell table:formula="of:=((([.H45]*[.P45])/[.D45])*100)/[.H45]" office:value-type="float" office:value="43.9019361488233">
            <text:p>43.90</text:p>
          </table:table-cell>
          <table:table-cell table:formula="of:=((([.J45]*[.Q45])/[.D45])*100)/[.J45]" office:value-type="float" office:value="3.38176600135848">
            <text:p>3.38</text:p>
          </table:table-cell>
          <table:table-cell office:value-type="float" office:value="0.8594">
            <text:p>0.8594</text:p>
          </table:table-cell>
          <table:table-cell table:formula="of:=(([.O45]*[.O45])*([.F45]-[.G45]))/100" office:value-type="float" office:value="393.2064091804">
            <text:p>393.21</text:p>
          </table:table-cell>
          <table:table-cell table:formula="of:=(([.O45]*[.O45])*[.G45])/100" office:value-type="float" office:value="30.2886884436">
            <text:p>30.29</text:p>
          </table:table-cell>
          <table:table-cell table:formula="of:=([.Q45]/[.E45])*10000" office:value-type="float" office:value="6.52963098584408">
            <text:p>6.5296309858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string">
            <text:p>Suélin Ferreto Bassani</text:p>
          </table:table-cell>
          <table:table-cell table:formula="of:=39314.732/100" office:value-type="float" office:value="393.14732">
            <text:p>393.15</text:p>
          </table:table-cell>
          <table:table-cell office:value-type="float" office:value="24743.517">
            <text:p>24743.52</text:p>
          </table:table-cell>
          <table:table-cell office:value-type="float" office:value="19625">
            <text:p>19625</text:p>
          </table:table-cell>
          <table:table-cell office:value-type="float" office:value="2254">
            <text:p>2254</text:p>
          </table:table-cell>
          <table:table-cell office:value-type="float" office:value="33606">
            <text:p>33606</text:p>
          </table:table-cell>
          <table:table-cell office:value-type="float" office:value="31248">
            <text:p>31248</text:p>
          </table:table-cell>
          <table:table-cell table:formula="of:=[.F46]+[.H46]" office:value-type="float" office:value="53231">
            <text:p>53231</text:p>
          </table:table-cell>
          <table:table-cell table:formula="of:=(([.F46]*100)/[.J46])" office:value-type="float" office:value="36.8676147357743">
            <text:p>36.87</text:p>
          </table:table-cell>
          <table:table-cell table:formula="of:=100-[.K46]" office:value-type="float" office:value="63.1323852642257">
            <text:p>63.13</text:p>
          </table:table-cell>
          <table:table-cell table:formula="of:=((([.H46]*[.P46])/[.D46])*100)/[.H46]" office:value-type="float" office:value="32.633240337388">
            <text:p>32.63</text:p>
          </table:table-cell>
          <table:table-cell table:formula="of:=((([.J46]*[.Q46])/[.D46])*100)/[.J46]" office:value-type="float" office:value="4.23437474644365">
            <text:p>4.23</text:p>
          </table:table-cell>
          <table:table-cell office:value-type="float" office:value="0.8594">
            <text:p>0.8594</text:p>
          </table:table-cell>
          <table:table-cell table:formula="of:=(([.O46]*[.O46])*([.F46]-[.G46]))/100" office:value-type="float" office:value="128.2967098156">
            <text:p>128.30</text:p>
          </table:table-cell>
          <table:table-cell table:formula="of:=(([.O46]*[.O46])*[.G46])/100" office:value-type="float" office:value="16.6473308344">
            <text:p>16.65</text:p>
          </table:table-cell>
          <table:table-cell table:formula="of:=([.Q46]/[.E46])*10000" office:value-type="float" office:value="6.72795659339778">
            <text:p>6.7279565934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string">
            <text:p>Taylor Augusto Benvegnu</text:p>
          </table:table-cell>
          <table:table-cell table:formula="of:=39082.822/100" office:value-type="float" office:value="390.82822">
            <text:p>390.83</text:p>
          </table:table-cell>
          <table:table-cell office:value-type="float" office:value="34612.268">
            <text:p>34612.27</text:p>
          </table:table-cell>
          <table:table-cell office:value-type="float" office:value="7294">
            <text:p>7294</text:p>
          </table:table-cell>
          <table:table-cell office:value-type="float" office:value="3010">
            <text:p>3010</text:p>
          </table:table-cell>
          <table:table-cell office:value-type="float" office:value="45623">
            <text:p>45623</text:p>
          </table:table-cell>
          <table:table-cell office:value-type="float" office:value="43854">
            <text:p>43854</text:p>
          </table:table-cell>
          <table:table-cell table:formula="of:=[.F47]+[.H47]" office:value-type="float" office:value="52917">
            <text:p>52917</text:p>
          </table:table-cell>
          <table:table-cell table:formula="of:=(([.F47]*100)/[.J47])" office:value-type="float" office:value="13.7838501804713">
            <text:p>13.78</text:p>
          </table:table-cell>
          <table:table-cell table:formula="of:=100-[.K47]" office:value-type="float" office:value="86.2161498195287">
            <text:p>86.22</text:p>
          </table:table-cell>
          <table:table-cell table:formula="of:=((([.H47]*[.P47])/[.D47])*100)/[.H47]" office:value-type="float" office:value="8.09569701553281">
            <text:p>8.10</text:p>
          </table:table-cell>
          <table:table-cell table:formula="of:=((([.J47]*[.Q47])/[.D47])*100)/[.J47]" office:value-type="float" office:value="5.68815313182861">
            <text:p>5.69</text:p>
          </table:table-cell>
          <table:table-cell office:value-type="float" office:value="0.8594">
            <text:p>0.8594</text:p>
          </table:table-cell>
          <table:table-cell table:formula="of:=(([.O47]*[.O47])*([.F47]-[.G47]))/100" office:value-type="float" office:value="31.6402685424">
            <text:p>31.64</text:p>
          </table:table-cell>
          <table:table-cell table:formula="of:=(([.O47]*[.O47])*[.G47])/100" office:value-type="float" office:value="22.230907636">
            <text:p>22.23</text:p>
          </table:table-cell>
          <table:table-cell table:formula="of:=([.Q47]/[.E47])*10000" office:value-type="float" office:value="6.42284048996732">
            <text:p>6.42284049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string">
            <text:p>Valéria Cristine Raber</text:p>
          </table:table-cell>
          <table:table-cell table:formula="of:=30408.337/100" office:value-type="float" office:value="304.08337">
            <text:p>304.08</text:p>
          </table:table-cell>
          <table:table-cell office:value-type="float" office:value="23833.601">
            <text:p>23833.60</text:p>
          </table:table-cell>
          <table:table-cell office:value-type="float" office:value="9108">
            <text:p>9108</text:p>
          </table:table-cell>
          <table:table-cell office:value-type="float" office:value="1729">
            <text:p>1729</text:p>
          </table:table-cell>
          <table:table-cell office:value-type="float" office:value="32064">
            <text:p>32064</text:p>
          </table:table-cell>
          <table:table-cell office:value-type="float" office:value="30541">
            <text:p>30541</text:p>
          </table:table-cell>
          <table:table-cell table:formula="of:=[.F48]+[.H48]" office:value-type="float" office:value="41172">
            <text:p>41172</text:p>
          </table:table-cell>
          <table:table-cell table:formula="of:=(([.F48]*100)/[.J48])" office:value-type="float" office:value="22.1218303701545">
            <text:p>22.12</text:p>
          </table:table-cell>
          <table:table-cell table:formula="of:=100-[.K48]" office:value-type="float" office:value="77.8781696298455">
            <text:p>77.88</text:p>
          </table:table-cell>
          <table:table-cell table:formula="of:=((([.H48]*[.P48])/[.D48])*100)/[.H48]" office:value-type="float" office:value="17.9223741450905">
            <text:p>17.92</text:p>
          </table:table-cell>
          <table:table-cell table:formula="of:=((([.J48]*[.Q48])/[.D48])*100)/[.J48]" office:value-type="float" office:value="4.19945587435446">
            <text:p>4.20</text:p>
          </table:table-cell>
          <table:table-cell office:value-type="float" office:value="0.8594">
            <text:p>0.8594</text:p>
          </table:table-cell>
          <table:table-cell table:formula="of:=(([.O48]*[.O48])*([.F48]-[.G48]))/100" office:value-type="float" office:value="54.4989592844">
            <text:p>54.50</text:p>
          </table:table-cell>
          <table:table-cell table:formula="of:=(([.O48]*[.O48])*[.G48])/100" office:value-type="float" office:value="12.7698469444">
            <text:p>12.77</text:p>
          </table:table-cell>
          <table:table-cell table:formula="of:=([.Q48]/[.E48])*10000" office:value-type="float" office:value="5.35791756537336">
            <text:p>5.3579175654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string">
            <text:p>Valeria Rigo Reginatto</text:p>
          </table:table-cell>
          <table:table-cell table:formula="of:=68597.491/100" office:value-type="float" office:value="685.97491">
            <text:p>685.97</text:p>
          </table:table-cell>
          <table:table-cell office:value-type="float" office:value="41049.629">
            <text:p>41049.63</text:p>
          </table:table-cell>
          <table:table-cell office:value-type="float" office:value="48031">
            <text:p>48031</text:p>
          </table:table-cell>
          <table:table-cell office:value-type="float" office:value="13330">
            <text:p>13330</text:p>
          </table:table-cell>
          <table:table-cell office:value-type="float" office:value="44848">
            <text:p>44848</text:p>
          </table:table-cell>
          <table:table-cell office:value-type="float" office:value="42250">
            <text:p>42250</text:p>
          </table:table-cell>
          <table:table-cell table:formula="of:=[.F49]+[.H49]" office:value-type="float" office:value="92879">
            <text:p>92879</text:p>
          </table:table-cell>
          <table:table-cell table:formula="of:=(([.F49]*100)/[.J49])" office:value-type="float" office:value="51.713519740738">
            <text:p>51.71</text:p>
          </table:table-cell>
          <table:table-cell table:formula="of:=100-[.K49]" office:value-type="float" office:value="48.286480259262">
            <text:p>48.29</text:p>
          </table:table-cell>
          <table:table-cell table:formula="of:=((([.H49]*[.P49])/[.D49])*100)/[.H49]" office:value-type="float" office:value="37.361513208056">
            <text:p>37.36</text:p>
          </table:table-cell>
          <table:table-cell table:formula="of:=((([.J49]*[.Q49])/[.D49])*100)/[.J49]" office:value-type="float" office:value="14.352006312884">
            <text:p>14.35</text:p>
          </table:table-cell>
          <table:table-cell office:value-type="float" office:value="0.8594">
            <text:p>0.8594</text:p>
          </table:table-cell>
          <table:table-cell table:formula="of:=(([.O49]*[.O49])*([.F49]-[.G49]))/100" office:value-type="float" office:value="256.2906066036">
            <text:p>256.29</text:p>
          </table:table-cell>
          <table:table-cell table:formula="of:=(([.O49]*[.O49])*[.G49])/100" office:value-type="float" office:value="98.451162388">
            <text:p>98.45</text:p>
          </table:table-cell>
          <table:table-cell table:formula="of:=([.Q49]/[.E49])*10000" office:value-type="float" office:value="23.983447545409">
            <text:p>23.9834475454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string">
            <text:p>Vanessa Benedetti Mazzarollo</text:p>
          </table:table-cell>
          <table:table-cell table:formula="of:=52642.937/100" office:value-type="float" office:value="526.42937">
            <text:p>526.43</text:p>
          </table:table-cell>
          <table:table-cell office:value-type="float" office:value="32321.967">
            <text:p>32321.97</text:p>
          </table:table-cell>
          <table:table-cell office:value-type="float" office:value="31650">
            <text:p>31650</text:p>
          </table:table-cell>
          <table:table-cell office:value-type="float" office:value="6080">
            <text:p>6080</text:p>
          </table:table-cell>
          <table:table-cell office:value-type="float" office:value="39627">
            <text:p>39627</text:p>
          </table:table-cell>
          <table:table-cell office:value-type="float" office:value="37683">
            <text:p>37683</text:p>
          </table:table-cell>
          <table:table-cell table:formula="of:=[.F50]+[.H50]" office:value-type="float" office:value="71277">
            <text:p>71277</text:p>
          </table:table-cell>
          <table:table-cell table:formula="of:=(([.F50]*100)/[.J50])" office:value-type="float" office:value="44.4042257670777">
            <text:p>44.40</text:p>
          </table:table-cell>
          <table:table-cell table:formula="of:=100-[.K50]" office:value-type="float" office:value="55.5957742329223">
            <text:p>55.60</text:p>
          </table:table-cell>
          <table:table-cell table:formula="of:=((([.H50]*[.P50])/[.D50])*100)/[.H50]" office:value-type="float" office:value="35.8741248901064">
            <text:p>35.87</text:p>
          </table:table-cell>
          <table:table-cell table:formula="of:=((([.J50]*[.Q50])/[.D50])*100)/[.J50]" office:value-type="float" office:value="8.53010087336123">
            <text:p>8.53</text:p>
          </table:table-cell>
          <table:table-cell office:value-type="float" office:value="0.8594">
            <text:p>0.8594</text:p>
          </table:table-cell>
          <table:table-cell table:formula="of:=(([.O50]*[.O50])*([.F50]-[.G50]))/100" office:value-type="float" office:value="188.851929652">
            <text:p>188.85</text:p>
          </table:table-cell>
          <table:table-cell table:formula="of:=(([.O50]*[.O50])*[.G50])/100" office:value-type="float" office:value="44.904956288">
            <text:p>44.90</text:p>
          </table:table-cell>
          <table:table-cell table:formula="of:=([.Q50]/[.E50])*10000" office:value-type="float" office:value="13.8930147066854">
            <text:p>13.8930147067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string">
            <text:p>William Pala</text:p>
          </table:table-cell>
          <table:table-cell table:formula="of:=43051.888/100" office:value-type="float" office:value="430.51888">
            <text:p>430.52</text:p>
          </table:table-cell>
          <table:table-cell office:value-type="float" office:value="27093.642">
            <text:p>27093.64</text:p>
          </table:table-cell>
          <table:table-cell office:value-type="float" office:value="21393">
            <text:p>21393</text:p>
          </table:table-cell>
          <table:table-cell office:value-type="float" office:value="2049">
            <text:p>2049</text:p>
          </table:table-cell>
          <table:table-cell office:value-type="float" office:value="36898">
            <text:p>36898</text:p>
          </table:table-cell>
          <table:table-cell office:value-type="float" office:value="34635">
            <text:p>34635</text:p>
          </table:table-cell>
          <table:table-cell table:formula="of:=[.F51]+[.H51]" office:value-type="float" office:value="58291">
            <text:p>58291</text:p>
          </table:table-cell>
          <table:table-cell table:formula="of:=(([.F51]*100)/[.J51])" office:value-type="float" office:value="36.700348252732">
            <text:p>36.70</text:p>
          </table:table-cell>
          <table:table-cell table:formula="of:=100-[.K51]" office:value-type="float" office:value="63.299651747268">
            <text:p>63.30</text:p>
          </table:table-cell>
          <table:table-cell table:formula="of:=((([.H51]*[.P51])/[.D51])*100)/[.H51]" office:value-type="float" office:value="33.1852260598653">
            <text:p>33.19</text:p>
          </table:table-cell>
          <table:table-cell table:formula="of:=((([.J51]*[.Q51])/[.D51])*100)/[.J51]" office:value-type="float" office:value="3.51512242538585">
            <text:p>3.52</text:p>
          </table:table-cell>
          <table:table-cell office:value-type="float" office:value="0.8594">
            <text:p>0.8594</text:p>
          </table:table-cell>
          <table:table-cell table:formula="of:=(([.O51]*[.O51])*([.F51]-[.G51]))/100" office:value-type="float" office:value="142.8686635584">
            <text:p>142.87</text:p>
          </table:table-cell>
          <table:table-cell table:formula="of:=(([.O51]*[.O51])*[.G51])/100" office:value-type="float" office:value="15.1332656964">
            <text:p>15.13</text:p>
          </table:table-cell>
          <table:table-cell table:formula="of:=([.Q51]/[.E51])*10000" office:value-type="float" office:value="5.58554132235157">
            <text:p>5.5855413224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string">
            <text:p>Wuesley Carvalho Mendes</text:p>
          </table:table-cell>
          <table:table-cell table:formula="of:=66092.267/100" office:value-type="float" office:value="660.92267">
            <text:p>660.92</text:p>
          </table:table-cell>
          <table:table-cell office:value-type="float" office:value="43245.393">
            <text:p>43245.39</text:p>
          </table:table-cell>
          <table:table-cell office:value-type="float" office:value="33802">
            <text:p>33802</text:p>
          </table:table-cell>
          <table:table-cell office:value-type="float" office:value="6823">
            <text:p>6823</text:p>
          </table:table-cell>
          <table:table-cell office:value-type="float" office:value="55685">
            <text:p>55685</text:p>
          </table:table-cell>
          <table:table-cell office:value-type="float" office:value="51730">
            <text:p>51730</text:p>
          </table:table-cell>
          <table:table-cell table:formula="of:=[.F52]+[.H52]" office:value-type="float" office:value="89487">
            <text:p>89487</text:p>
          </table:table-cell>
          <table:table-cell table:formula="of:=(([.F52]*100)/[.J52])" office:value-type="float" office:value="37.7730843586219">
            <text:p>37.77</text:p>
          </table:table-cell>
          <table:table-cell table:formula="of:=100-[.K52]" office:value-type="float" office:value="62.2269156413781">
            <text:p>62.23</text:p>
          </table:table-cell>
          <table:table-cell table:formula="of:=((([.H52]*[.P52])/[.D52])*100)/[.H52]" office:value-type="float" office:value="30.1485131149156">
            <text:p>30.15</text:p>
          </table:table-cell>
          <table:table-cell table:formula="of:=((([.J52]*[.Q52])/[.D52])*100)/[.J52]" office:value-type="float" office:value="7.6245711473023">
            <text:p>7.62</text:p>
          </table:table-cell>
          <table:table-cell office:value-type="float" office:value="0.8594">
            <text:p>0.8594</text:p>
          </table:table-cell>
          <table:table-cell table:formula="of:=(([.O52]*[.O52])*([.F52]-[.G52]))/100" office:value-type="float" office:value="199.2583578444">
            <text:p>199.26</text:p>
          </table:table-cell>
          <table:table-cell table:formula="of:=(([.O52]*[.O52])*[.G52])/100" office:value-type="float" office:value="50.3925192028">
            <text:p>50.39</text:p>
          </table:table-cell>
          <table:table-cell table:formula="of:=([.Q52]/[.E52])*10000" office:value-type="float" office:value="11.6526907739745">
            <text:p>11.652690774</text:p>
          </table:table-cell>
        </table:table-row>
        <table:table-row table:style-name="ro2">
          <table:table-cell/>
          <table:table-cell office:value-type="float" office:value="52">
            <text:p>52</text:p>
          </table:table-cell>
          <table:table-cell table:style-name="ce1" office:value-type="string">
            <text:p>ALICE CAROLINE NALIN KASMIRSCKI</text:p>
          </table:table-cell>
          <table:table-cell table:formula="of:=38991.978/100" office:value-type="float" office:value="389.91978">
            <text:p>389.92</text:p>
          </table:table-cell>
          <table:table-cell office:value-type="float" office:value="30011.725">
            <text:p>30011.73</text:p>
          </table:table-cell>
          <table:table-cell office:value-type="float" office:value="13631">
            <text:p>13631</text:p>
          </table:table-cell>
          <table:table-cell office:value-type="float" office:value="2581">
            <text:p>2581</text:p>
          </table:table-cell>
          <table:table-cell office:value-type="float" office:value="39163">
            <text:p>39163</text:p>
          </table:table-cell>
          <table:table-cell office:value-type="float" office:value="38054">
            <text:p>38054</text:p>
          </table:table-cell>
          <table:table-cell table:formula="of:=[.F53]+[.H53]" office:value-type="float" office:value="52794">
            <text:p>52794</text:p>
          </table:table-cell>
          <table:table-cell table:formula="of:=(([.F53]*100)/[.J53])" office:value-type="float" office:value="25.8192218812744">
            <text:p>25.82</text:p>
          </table:table-cell>
          <table:table-cell table:formula="of:=100-[.K53]" office:value-type="float" office:value="74.1807781187256">
            <text:p>74.18</text:p>
          </table:table-cell>
          <table:table-cell table:formula="of:=((([.H53]*[.P53])/[.D53])*100)/[.H53]" office:value-type="float" office:value="20.9304087574116">
            <text:p>20.93</text:p>
          </table:table-cell>
          <table:table-cell table:formula="of:=((([.J53]*[.Q53])/[.D53])*100)/[.J53]" office:value-type="float" office:value="4.88881312243252">
            <text:p>4.89</text:p>
          </table:table-cell>
          <table:table-cell office:value-type="float" office:value="0.8594">
            <text:p>0.8594</text:p>
          </table:table-cell>
          <table:table-cell table:formula="of:=(([.O53]*[.O53])*([.F53]-[.G53]))/100" office:value-type="float" office:value="81.61180378">
            <text:p>81.61</text:p>
          </table:table-cell>
          <table:table-cell table:formula="of:=(([.O53]*[.O53])*[.G53])/100" office:value-type="float" office:value="19.0624493716">
            <text:p>19.06</text:p>
          </table:table-cell>
          <table:table-cell table:style-name="Default" table:formula="of:=([.Q53]/[.E53])*10000" office:value-type="float" office:value="6.3516673472118">
            <text:p>6.3516673472</text:p>
          </table:table-cell>
        </table:table-row>
        <table:table-row table:style-name="ro2">
          <table:table-cell/>
          <table:table-cell office:value-type="float" office:value="53">
            <text:p>53</text:p>
          </table:table-cell>
          <table:table-cell table:style-name="ce1" office:value-type="string">
            <text:p>ALINE SCALCO RAMANSINI</text:p>
          </table:table-cell>
          <table:table-cell table:formula="of:=38864.944/100" office:value-type="float" office:value="388.64944">
            <text:p>388.65</text:p>
          </table:table-cell>
          <table:table-cell office:value-type="float" office:value="26335.871">
            <text:p>26335.87</text:p>
          </table:table-cell>
          <table:table-cell office:value-type="float" office:value="17933">
            <text:p>17933</text:p>
          </table:table-cell>
          <table:table-cell office:value-type="float" office:value="2232">
            <text:p>2232</text:p>
          </table:table-cell>
          <table:table-cell office:value-type="float" office:value="34689">
            <text:p>34689</text:p>
          </table:table-cell>
          <table:table-cell office:value-type="float" office:value="33426">
            <text:p>33426</text:p>
          </table:table-cell>
          <table:table-cell table:formula="of:=[.F54]+[.H54]" office:value-type="float" office:value="52622">
            <text:p>52622</text:p>
          </table:table-cell>
          <table:table-cell table:formula="of:=(([.F54]*100)/[.J54])" office:value-type="float" office:value="34.0789023602296">
            <text:p>34.08</text:p>
          </table:table-cell>
          <table:table-cell table:formula="of:=100-[.K54]" office:value-type="float" office:value="65.9210976397704">
            <text:p>65.92</text:p>
          </table:table-cell>
          <table:table-cell table:formula="of:=((([.H54]*[.P54])/[.D54])*100)/[.H54]" office:value-type="float" office:value="29.8373305783227">
            <text:p>29.84</text:p>
          </table:table-cell>
          <table:table-cell table:formula="of:=((([.J54]*[.Q54])/[.D54])*100)/[.J54]" office:value-type="float" office:value="4.24157199228179">
            <text:p>4.24</text:p>
          </table:table-cell>
          <table:table-cell office:value-type="float" office:value="0.8594">
            <text:p>0.8594</text:p>
          </table:table-cell>
          <table:table-cell table:formula="of:=(([.O54]*[.O54])*([.F54]-[.G54]))/100" office:value-type="float" office:value="115.9626182036">
            <text:p>115.96</text:p>
          </table:table-cell>
          <table:table-cell table:formula="of:=(([.O54]*[.O54])*[.G54])/100" office:value-type="float" office:value="16.4848457952">
            <text:p>16.48</text:p>
          </table:table-cell>
          <table:table-cell table:style-name="Default" table:formula="of:=([.Q54]/[.E54])*10000" office:value-type="float" office:value="6.25946481709301">
            <text:p>6.2594648171</text:p>
          </table:table-cell>
        </table:table-row>
        <table:table-row table:style-name="ro2">
          <table:table-cell/>
          <table:table-cell office:value-type="float" office:value="54">
            <text:p>54</text:p>
          </table:table-cell>
          <table:table-cell table:style-name="ce1" office:value-type="string">
            <text:p>TAMIRES DE MORAES GARCIA</text:p>
          </table:table-cell>
          <table:table-cell table:formula="of:=73975.746/100" office:value-type="float" office:value="739.75746">
            <text:p>739.76</text:p>
          </table:table-cell>
          <table:table-cell office:value-type="float" office:value="37371.559">
            <text:p>37371.56</text:p>
          </table:table-cell>
          <table:table-cell office:value-type="float" office:value="52276">
            <text:p>52276</text:p>
          </table:table-cell>
          <table:table-cell office:value-type="float" office:value="4447">
            <text:p>4447</text:p>
          </table:table-cell>
          <table:table-cell office:value-type="float" office:value="47885">
            <text:p>47885</text:p>
          </table:table-cell>
          <table:table-cell office:value-type="float" office:value="46153">
            <text:p>46153</text:p>
          </table:table-cell>
          <table:table-cell table:formula="of:=[.F55]+[.H55]" office:value-type="float" office:value="100161">
            <text:p>100161</text:p>
          </table:table-cell>
          <table:table-cell table:formula="of:=(([.F55]*100)/[.J55])" office:value-type="float" office:value="52.1919709268078">
            <text:p>52.19</text:p>
          </table:table-cell>
          <table:table-cell table:formula="of:=100-[.K55]" office:value-type="float" office:value="47.8080290731922">
            <text:p>47.81</text:p>
          </table:table-cell>
          <table:table-cell table:formula="of:=((([.H55]*[.P55])/[.D55])*100)/[.H55]" office:value-type="float" office:value="47.7521187693599">
            <text:p>47.75</text:p>
          </table:table-cell>
          <table:table-cell table:formula="of:=((([.J55]*[.Q55])/[.D55])*100)/[.J55]" office:value-type="float" office:value="4.43985180888882">
            <text:p>4.44</text:p>
          </table:table-cell>
          <table:table-cell office:value-type="float" office:value="0.8594">
            <text:p>0.8594</text:p>
          </table:table-cell>
          <table:table-cell table:formula="of:=(([.O55]*[.O55])*([.F55]-[.G55]))/100" office:value-type="float" office:value="353.2498609044">
            <text:p>353.25</text:p>
          </table:table-cell>
          <table:table-cell table:formula="of:=(([.O55]*[.O55])*[.G55])/100" office:value-type="float" office:value="32.8441349692">
            <text:p>32.84</text:p>
          </table:table-cell>
          <table:table-cell table:style-name="Default" table:formula="of:=([.Q55]/[.E55])*10000" office:value-type="float" office:value="8.78853755316978">
            <text:p>8.7885375532</text:p>
          </table:table-cell>
        </table:table-row>
        <table:table-row table:style-name="ro2">
          <table:table-cell/>
          <table:table-cell office:value-type="float" office:value="55">
            <text:p>55</text:p>
          </table:table-cell>
          <table:table-cell table:style-name="ce1" office:value-type="string">
            <text:p>ARYEL TEDESCO</text:p>
          </table:table-cell>
          <table:table-cell table:formula="of:=64755.458/100" office:value-type="float" office:value="647.55458">
            <text:p>647.55</text:p>
          </table:table-cell>
          <table:table-cell office:value-type="float" office:value="35018.48">
            <text:p>35018.48</text:p>
          </table:table-cell>
          <table:table-cell office:value-type="float" office:value="44190">
            <text:p>44190</text:p>
          </table:table-cell>
          <table:table-cell office:value-type="float" office:value="6638">
            <text:p>6638</text:p>
          </table:table-cell>
          <table:table-cell office:value-type="float" office:value="43487">
            <text:p>43487</text:p>
          </table:table-cell>
          <table:table-cell office:value-type="float" office:value="40776">
            <text:p>40776</text:p>
          </table:table-cell>
          <table:table-cell table:formula="of:=[.F56]+[.H56]" office:value-type="float" office:value="87677">
            <text:p>87677</text:p>
          </table:table-cell>
          <table:table-cell table:formula="of:=(([.F56]*100)/[.J56])" office:value-type="float" office:value="50.4009033155788">
            <text:p>50.40</text:p>
          </table:table-cell>
          <table:table-cell table:formula="of:=100-[.K56]" office:value-type="float" office:value="49.5990966844212">
            <text:p>49.60</text:p>
          </table:table-cell>
          <table:table-cell table:formula="of:=((([.H56]*[.P56])/[.D56])*100)/[.H56]" office:value-type="float" office:value="42.8299326594524">
            <text:p>42.83</text:p>
          </table:table-cell>
          <table:table-cell table:formula="of:=((([.J56]*[.Q56])/[.D56])*100)/[.J56]" office:value-type="float" office:value="7.57097073374109">
            <text:p>7.57</text:p>
          </table:table-cell>
          <table:table-cell office:value-type="float" office:value="0.8594">
            <text:p>0.8594</text:p>
          </table:table-cell>
          <table:table-cell table:formula="of:=(([.O56]*[.O56])*([.F56]-[.G56]))/100" office:value-type="float" office:value="277.3471905472">
            <text:p>277.35</text:p>
          </table:table-cell>
          <table:table-cell table:formula="of:=(([.O56]*[.O56])*[.G56])/100" office:value-type="float" office:value="49.0261677368">
            <text:p>49.03</text:p>
          </table:table-cell>
          <table:table-cell table:style-name="Default" table:formula="of:=([.Q56]/[.E56])*10000" office:value-type="float" office:value="14.0000844516381">
            <text:p>14.0000844516</text:p>
          </table:table-cell>
        </table:table-row>
        <table:table-row table:style-name="ro2">
          <table:table-cell/>
          <table:table-cell office:value-type="float" office:value="56">
            <text:p>56</text:p>
          </table:table-cell>
          <table:table-cell table:style-name="ce1" office:value-type="string">
            <text:p>DARIANE SCALCO</text:p>
          </table:table-cell>
          <table:table-cell table:formula="of:=56045.521/100" office:value-type="float" office:value="560.45521">
            <text:p>560.46</text:p>
          </table:table-cell>
          <table:table-cell office:value-type="float" office:value="36115.731">
            <text:p>36115.73</text:p>
          </table:table-cell>
          <table:table-cell office:value-type="float" office:value="33090">
            <text:p>33090</text:p>
          </table:table-cell>
          <table:table-cell office:value-type="float" office:value="9642">
            <text:p>9642</text:p>
          </table:table-cell>
          <table:table-cell office:value-type="float" office:value="42794">
            <text:p>42794</text:p>
          </table:table-cell>
          <table:table-cell office:value-type="float" office:value="39259">
            <text:p>39259</text:p>
          </table:table-cell>
          <table:table-cell table:formula="of:=[.F57]+[.H57]" office:value-type="float" office:value="75884">
            <text:p>75884</text:p>
          </table:table-cell>
          <table:table-cell table:formula="of:=(([.F57]*100)/[.J57])" office:value-type="float" office:value="43.6060302567076">
            <text:p>43.61</text:p>
          </table:table-cell>
          <table:table-cell table:formula="of:=100-[.K57]" office:value-type="float" office:value="56.3939697432924">
            <text:p>56.39</text:p>
          </table:table-cell>
          <table:table-cell table:formula="of:=((([.H57]*[.P57])/[.D57])*100)/[.H57]" office:value-type="float" office:value="30.8997946602727">
            <text:p>30.90</text:p>
          </table:table-cell>
          <table:table-cell table:formula="of:=((([.J57]*[.Q57])/[.D57])*100)/[.J57]" office:value-type="float" office:value="12.7062359311817">
            <text:p>12.71</text:p>
          </table:table-cell>
          <table:table-cell office:value-type="float" office:value="0.8594">
            <text:p>0.8594</text:p>
          </table:table-cell>
          <table:table-cell table:formula="of:=(([.O57]*[.O57])*([.F57]-[.G57]))/100" office:value-type="float" office:value="173.1795090528">
            <text:p>173.18</text:p>
          </table:table-cell>
          <table:table-cell table:formula="of:=(([.O57]*[.O57])*[.G57])/100" office:value-type="float" office:value="71.2127612712">
            <text:p>71.21</text:p>
          </table:table-cell>
          <table:table-cell table:style-name="Default" table:formula="of:=([.Q57]/[.E57])*10000" office:value-type="float" office:value="19.7179343458949">
            <text:p>19.7179343459</text:p>
          </table:table-cell>
        </table:table-row>
        <table:table-row table:style-name="ro2">
          <table:table-cell/>
          <table:table-cell office:value-type="float" office:value="57">
            <text:p>57</text:p>
          </table:table-cell>
          <table:table-cell table:style-name="ce1" office:value-type="string">
            <text:p>FERNANDA MARIA SANGATTI</text:p>
          </table:table-cell>
          <table:table-cell table:formula="of:=40199.537/100" office:value-type="float" office:value="401.99537">
            <text:p>402.00</text:p>
          </table:table-cell>
          <table:table-cell office:value-type="float" office:value="31522.836">
            <text:p>31522.84</text:p>
          </table:table-cell>
          <table:table-cell office:value-type="float" office:value="12384">
            <text:p>12384</text:p>
          </table:table-cell>
          <table:table-cell office:value-type="float" office:value="2309">
            <text:p>2309</text:p>
          </table:table-cell>
          <table:table-cell office:value-type="float" office:value="42045">
            <text:p>42045</text:p>
          </table:table-cell>
          <table:table-cell office:value-type="float" office:value="40372">
            <text:p>40372</text:p>
          </table:table-cell>
          <table:table-cell table:formula="of:=[.F58]+[.H58]" office:value-type="float" office:value="54429">
            <text:p>54429</text:p>
          </table:table-cell>
          <table:table-cell table:formula="of:=(([.F58]*100)/[.J58])" office:value-type="float" office:value="22.7525767513642">
            <text:p>22.75</text:p>
          </table:table-cell>
          <table:table-cell table:formula="of:=100-[.K58]" office:value-type="float" office:value="77.2474232486358">
            <text:p>77.25</text:p>
          </table:table-cell>
          <table:table-cell table:formula="of:=((([.H58]*[.P58])/[.D58])*100)/[.H58]" office:value-type="float" office:value="18.510353059539">
            <text:p>18.51</text:p>
          </table:table-cell>
          <table:table-cell table:formula="of:=((([.J58]*[.Q58])/[.D58])*100)/[.J58]" office:value-type="float" office:value="4.24222384262784">
            <text:p>4.24</text:p>
          </table:table-cell>
          <table:table-cell office:value-type="float" office:value="0.8594">
            <text:p>0.8594</text:p>
          </table:table-cell>
          <table:table-cell table:formula="of:=(([.O58]*[.O58])*([.F58]-[.G58]))/100" office:value-type="float" office:value="74.41076227">
            <text:p>74.41</text:p>
          </table:table-cell>
          <table:table-cell table:formula="of:=(([.O58]*[.O58])*[.G58])/100" office:value-type="float" office:value="17.0535434324">
            <text:p>17.05</text:p>
          </table:table-cell>
          <table:table-cell table:style-name="Default" table:formula="of:=([.Q58]/[.E58])*10000" office:value-type="float" office:value="5.40990139097891">
            <text:p>5.409901391</text:p>
          </table:table-cell>
        </table:table-row>
        <table:table-row table:style-name="ro2">
          <table:table-cell/>
          <table:table-cell office:value-type="float" office:value="58">
            <text:p>58</text:p>
          </table:table-cell>
          <table:table-cell table:style-name="ce1" office:value-type="string">
            <text:p>JOÃO GABRIEL FIORENTIM SALVETTI</text:p>
          </table:table-cell>
          <table:table-cell table:formula="of:=67137.341/100" office:value-type="float" office:value="671.37341">
            <text:p>671.37</text:p>
          </table:table-cell>
          <table:table-cell office:value-type="float" office:value="44712.19">
            <text:p>44712.19</text:p>
          </table:table-cell>
          <table:table-cell office:value-type="float" office:value="34798">
            <text:p>34798</text:p>
          </table:table-cell>
          <table:table-cell office:value-type="float" office:value="7629">
            <text:p>7629</text:p>
          </table:table-cell>
          <table:table-cell office:value-type="float" office:value="56104">
            <text:p>56104</text:p>
          </table:table-cell>
          <table:table-cell office:value-type="float" office:value="52190">
            <text:p>52190</text:p>
          </table:table-cell>
          <table:table-cell table:formula="of:=[.F59]+[.H59]" office:value-type="float" office:value="90902">
            <text:p>90902</text:p>
          </table:table-cell>
          <table:table-cell table:formula="of:=(([.F59]*100)/[.J59])" office:value-type="float" office:value="38.2807859013003">
            <text:p>38.28</text:p>
          </table:table-cell>
          <table:table-cell table:formula="of:=100-[.K59]" office:value-type="float" office:value="61.7192140986997">
            <text:p>61.72</text:p>
          </table:table-cell>
          <table:table-cell table:formula="of:=((([.H59]*[.P59])/[.D59])*100)/[.H59]" office:value-type="float" office:value="29.8882313090714">
            <text:p>29.89</text:p>
          </table:table-cell>
          <table:table-cell table:formula="of:=((([.J59]*[.Q59])/[.D59])*100)/[.J59]" office:value-type="float" office:value="8.39255462685065">
            <text:p>8.39</text:p>
          </table:table-cell>
          <table:table-cell office:value-type="float" office:value="0.8594">
            <text:p>0.8594</text:p>
          </table:table-cell>
          <table:table-cell table:formula="of:=(([.O59]*[.O59])*([.F59]-[.G59]))/100" office:value-type="float" office:value="200.6616377284">
            <text:p>200.66</text:p>
          </table:table-cell>
          <table:table-cell table:formula="of:=(([.O59]*[.O59])*[.G59])/100" office:value-type="float" office:value="56.3453801844">
            <text:p>56.35</text:p>
          </table:table-cell>
          <table:table-cell table:formula="of:=([.Q59]/[.E59])*10000" office:value-type="float" office:value="12.6017938697255">
            <text:p>12.6017938697</text:p>
          </table:table-cell>
        </table:table-row>
        <table:table-row table:style-name="ro2">
          <table:table-cell/>
          <table:table-cell office:value-type="float" office:value="59">
            <text:p>59</text:p>
          </table:table-cell>
          <table:table-cell table:style-name="ce1" office:value-type="string">
            <text:p>LUANA ALINE PUTON</text:p>
          </table:table-cell>
          <table:table-cell table:formula="of:=31661.687/100" office:value-type="float" office:value="316.61687">
            <text:p>316.62</text:p>
          </table:table-cell>
          <table:table-cell office:value-type="float" office:value="24968.042">
            <text:p>24968.04</text:p>
          </table:table-cell>
          <table:table-cell office:value-type="float" office:value="10374">
            <text:p>10374</text:p>
          </table:table-cell>
          <table:table-cell office:value-type="float" office:value="3005">
            <text:p>3005</text:p>
          </table:table-cell>
          <table:table-cell office:value-type="float" office:value="32495">
            <text:p>32495</text:p>
          </table:table-cell>
          <table:table-cell office:value-type="float" office:value="30801">
            <text:p>30801</text:p>
          </table:table-cell>
          <table:table-cell table:formula="of:=[.F60]+[.H60]" office:value-type="float" office:value="42869">
            <text:p>42869</text:p>
          </table:table-cell>
          <table:table-cell table:formula="of:=(([.F60]*100)/[.J60])" office:value-type="float" office:value="24.199304858989">
            <text:p>24.20</text:p>
          </table:table-cell>
          <table:table-cell table:formula="of:=100-[.K60]" office:value-type="float" office:value="75.800695141011">
            <text:p>75.80</text:p>
          </table:table-cell>
          <table:table-cell table:formula="of:=((([.H60]*[.P60])/[.D60])*100)/[.H60]" office:value-type="float" office:value="17.1895775636971">
            <text:p>17.19</text:p>
          </table:table-cell>
          <table:table-cell table:formula="of:=((([.J60]*[.Q60])/[.D60])*100)/[.J60]" office:value-type="float" office:value="7.00972731427735">
            <text:p>7.01</text:p>
          </table:table-cell>
          <table:table-cell office:value-type="float" office:value="0.8594">
            <text:p>0.8594</text:p>
          </table:table-cell>
          <table:table-cell table:formula="of:=(([.O60]*[.O60])*([.F60]-[.G60]))/100" office:value-type="float" office:value="54.4251024484">
            <text:p>54.43</text:p>
          </table:table-cell>
          <table:table-cell table:formula="of:=(([.O60]*[.O60])*[.G60])/100" office:value-type="float" office:value="22.193979218">
            <text:p>22.19</text:p>
          </table:table-cell>
          <table:table-cell table:formula="of:=([.Q60]/[.E60])*10000" office:value-type="float" office:value="8.8889546156643">
            <text:p>8.8889546157</text:p>
          </table:table-cell>
        </table:table-row>
        <table:table-row table:style-name="ro2">
          <table:table-cell/>
          <table:table-cell office:value-type="float" office:value="60">
            <text:p>60</text:p>
          </table:table-cell>
          <table:table-cell table:style-name="ce1" office:value-type="string">
            <text:p>LUCAS CAGLIARI ROSSI</text:p>
          </table:table-cell>
          <table:table-cell table:formula="of:=44464.77/100" office:value-type="float" office:value="444.6477">
            <text:p>444.65</text:p>
          </table:table-cell>
          <table:table-cell office:value-type="float" office:value="38903.35">
            <text:p>38903.35</text:p>
          </table:table-cell>
          <table:table-cell office:value-type="float" office:value="7161">
            <text:p>7161</text:p>
          </table:table-cell>
          <table:table-cell office:value-type="float" office:value="2313">
            <text:p>2313</text:p>
          </table:table-cell>
          <table:table-cell office:value-type="float" office:value="53043">
            <text:p>53043</text:p>
          </table:table-cell>
          <table:table-cell office:value-type="float" office:value="50361">
            <text:p>50361</text:p>
          </table:table-cell>
          <table:table-cell table:formula="of:=[.F61]+[.H61]" office:value-type="float" office:value="60204">
            <text:p>60204</text:p>
          </table:table-cell>
          <table:table-cell table:formula="of:=(([.F61]*100)/[.J61])" office:value-type="float" office:value="11.8945585010963">
            <text:p>11.89</text:p>
          </table:table-cell>
          <table:table-cell table:formula="of:=100-[.K61]" office:value-type="float" office:value="88.1054414989037">
            <text:p>88.11</text:p>
          </table:table-cell>
          <table:table-cell table:formula="of:=((([.H61]*[.P61])/[.D61])*100)/[.H61]" office:value-type="float" office:value="8.05262100597844">
            <text:p>8.05</text:p>
          </table:table-cell>
          <table:table-cell table:formula="of:=((([.J61]*[.Q61])/[.D61])*100)/[.J61]" office:value-type="float" office:value="3.84193737352066">
            <text:p>3.84</text:p>
          </table:table-cell>
          <table:table-cell office:value-type="float" office:value="0.8594">
            <text:p>0.8594</text:p>
          </table:table-cell>
          <table:table-cell table:formula="of:=(([.O61]*[.O61])*([.F61]-[.G61]))/100" office:value-type="float" office:value="35.8057940928">
            <text:p>35.81</text:p>
          </table:table-cell>
          <table:table-cell table:formula="of:=(([.O61]*[.O61])*[.G61])/100" office:value-type="float" office:value="17.0830861668">
            <text:p>17.08</text:p>
          </table:table-cell>
          <table:table-cell table:style-name="Default" table:formula="of:=([.Q61]/[.E61])*10000" office:value-type="float" office:value="4.39116070127637">
            <text:p>4.3911607013</text:p>
          </table:table-cell>
        </table:table-row>
        <table:table-row table:style-name="ro2">
          <table:table-cell/>
          <table:table-cell office:value-type="float" office:value="61">
            <text:p>61</text:p>
          </table:table-cell>
          <table:table-cell table:style-name="ce1" office:value-type="string">
            <text:p>RAFAEL MARIN</text:p>
          </table:table-cell>
          <table:table-cell table:formula="of:=92874.233/100" office:value-type="float" office:value="928.74233">
            <text:p>928.74</text:p>
          </table:table-cell>
          <table:table-cell office:value-type="float" office:value="51810.57">
            <text:p>51810.57</text:p>
          </table:table-cell>
          <table:table-cell office:value-type="float" office:value="66907">
            <text:p>66907</text:p>
          </table:table-cell>
          <table:table-cell office:value-type="float" office:value="14296">
            <text:p>14296</text:p>
          </table:table-cell>
          <table:table-cell office:value-type="float" office:value="58842">
            <text:p>58842</text:p>
          </table:table-cell>
          <table:table-cell office:value-type="float" office:value="55854">
            <text:p>55854</text:p>
          </table:table-cell>
          <table:table-cell table:formula="of:=[.F62]+[.H62]" office:value-type="float" office:value="125749">
            <text:p>125749</text:p>
          </table:table-cell>
          <table:table-cell table:formula="of:=(([.F62]*100)/[.J62])" office:value-type="float" office:value="53.2067849446119">
            <text:p>53.21</text:p>
          </table:table-cell>
          <table:table-cell table:formula="of:=100-[.K62]" office:value-type="float" office:value="46.7932150553881">
            <text:p>46.79</text:p>
          </table:table-cell>
          <table:table-cell table:formula="of:=((([.H62]*[.P62])/[.D62])*100)/[.H62]" office:value-type="float" office:value="41.8381059340323">
            <text:p>41.84</text:p>
          </table:table-cell>
          <table:table-cell table:formula="of:=((([.J62]*[.Q62])/[.D62])*100)/[.J62]" office:value-type="float" office:value="11.3686788396519">
            <text:p>11.37</text:p>
          </table:table-cell>
          <table:table-cell office:value-type="float" office:value="0.8594">
            <text:p>0.8594</text:p>
          </table:table-cell>
          <table:table-cell table:formula="of:=(([.O62]*[.O62])*([.F62]-[.G62]))/100" office:value-type="float" office:value="388.5681998796">
            <text:p>388.57</text:p>
          </table:table-cell>
          <table:table-cell table:formula="of:=(([.O62]*[.O62])*[.G62])/100" office:value-type="float" office:value="105.5857327456">
            <text:p>105.59</text:p>
          </table:table-cell>
          <table:table-cell table:style-name="Default" table:formula="of:=([.Q62]/[.E62])*10000" office:value-type="float" office:value="20.3791876340291">
            <text:p>20.379187634</text:p>
          </table:table-cell>
        </table:table-row>
        <table:table-row table:style-name="ro2">
          <table:table-cell/>
          <table:table-cell office:value-type="float" office:value="62">
            <text:p>62</text:p>
          </table:table-cell>
          <table:table-cell table:style-name="ce1" office:value-type="string">
            <text:p>STEFANI PADILHA</text:p>
          </table:table-cell>
          <table:table-cell table:formula="of:=69005.18/100" office:value-type="float" office:value="690.0518">
            <text:p>690.05</text:p>
          </table:table-cell>
          <table:table-cell office:value-type="float" office:value="41790.414">
            <text:p>41790.41</text:p>
          </table:table-cell>
          <table:table-cell office:value-type="float" office:value="45591">
            <text:p>45591</text:p>
          </table:table-cell>
          <table:table-cell office:value-type="float" office:value="11102">
            <text:p>11102</text:p>
          </table:table-cell>
          <table:table-cell office:value-type="float" office:value="47840">
            <text:p>47840</text:p>
          </table:table-cell>
          <table:table-cell office:value-type="float" office:value="45481">
            <text:p>45481</text:p>
          </table:table-cell>
          <table:table-cell table:formula="of:=[.F63]+[.H63]" office:value-type="float" office:value="93431">
            <text:p>93431</text:p>
          </table:table-cell>
          <table:table-cell table:formula="of:=(([.F63]*100)/[.J63])" office:value-type="float" office:value="48.7964380130792">
            <text:p>48.80</text:p>
          </table:table-cell>
          <table:table-cell table:formula="of:=100-[.K63]" office:value-type="float" office:value="51.2035619869208">
            <text:p>51.20</text:p>
          </table:table-cell>
          <table:table-cell table:formula="of:=((([.H63]*[.P63])/[.D63])*100)/[.H63]" office:value-type="float" office:value="36.9138725064408">
            <text:p>36.91</text:p>
          </table:table-cell>
          <table:table-cell table:formula="of:=((([.J63]*[.Q63])/[.D63])*100)/[.J63]" office:value-type="float" office:value="11.8825658200153">
            <text:p>11.88</text:p>
          </table:table-cell>
          <table:table-cell office:value-type="float" office:value="0.8594">
            <text:p>0.8594</text:p>
          </table:table-cell>
          <table:table-cell table:formula="of:=(([.O63]*[.O63])*([.F63]-[.G63]))/100" office:value-type="float" office:value="254.7248416804">
            <text:p>254.72</text:p>
          </table:table-cell>
          <table:table-cell table:formula="of:=(([.O63]*[.O63])*[.G63])/100" office:value-type="float" office:value="81.9958593272">
            <text:p>82.00</text:p>
          </table:table-cell>
          <table:table-cell table:style-name="Default" table:formula="of:=([.Q63]/[.E63])*10000" office:value-type="float" office:value="19.6207339145288">
            <text:p>19.6207339145</text:p>
          </table:table-cell>
        </table:table-row>
        <table:table-row table:style-name="ro2">
          <table:table-cell/>
          <table:table-cell office:value-type="float" office:value="63">
            <text:p>63</text:p>
          </table:table-cell>
          <table:table-cell table:style-name="ce1" office:value-type="string">
            <text:p>THAUANA SANTOS DE SOUZA</text:p>
          </table:table-cell>
          <table:table-cell table:formula="of:=74388.605/100" office:value-type="float" office:value="743.88605">
            <text:p>743.89</text:p>
          </table:table-cell>
          <table:table-cell office:value-type="float" office:value="32960.829">
            <text:p>32960.83</text:p>
          </table:table-cell>
          <table:table-cell office:value-type="float" office:value="61896">
            <text:p>61896</text:p>
          </table:table-cell>
          <table:table-cell office:value-type="float" office:value="8685">
            <text:p>8685</text:p>
          </table:table-cell>
          <table:table-cell office:value-type="float" office:value="38824">
            <text:p>38824</text:p>
          </table:table-cell>
          <table:table-cell office:value-type="float" office:value="35943">
            <text:p>35943</text:p>
          </table:table-cell>
          <table:table-cell table:formula="of:=[.F64]+[.H64]" office:value-type="float" office:value="100720">
            <text:p>100720</text:p>
          </table:table-cell>
          <table:table-cell table:formula="of:=(([.F64]*100)/[.J64])" office:value-type="float" office:value="61.4535345512311">
            <text:p>61.45</text:p>
          </table:table-cell>
          <table:table-cell table:formula="of:=100-[.K64]" office:value-type="float" office:value="38.5464654487689">
            <text:p>38.55</text:p>
          </table:table-cell>
          <table:table-cell table:formula="of:=((([.H64]*[.P64])/[.D64])*100)/[.H64]" office:value-type="float" office:value="52.8306196949923">
            <text:p>52.83</text:p>
          </table:table-cell>
          <table:table-cell table:formula="of:=((([.J64]*[.Q64])/[.D64])*100)/[.J64]" office:value-type="float" office:value="8.62291503732326">
            <text:p>8.62</text:p>
          </table:table-cell>
          <table:table-cell office:value-type="float" office:value="0.8594">
            <text:p>0.8594</text:p>
          </table:table-cell>
          <table:table-cell table:formula="of:=(([.O64]*[.O64])*([.F64]-[.G64]))/100" office:value-type="float" office:value="392.9996100396">
            <text:p>393.00</text:p>
          </table:table-cell>
          <table:table-cell table:formula="of:=(([.O64]*[.O64])*[.G64])/100" office:value-type="float" office:value="64.144662066">
            <text:p>64.14</text:p>
          </table:table-cell>
          <table:table-cell table:style-name="Default" table:formula="of:=([.Q64]/[.E64])*10000" office:value-type="float" office:value="19.4608764439754">
            <text:p>19.460876444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>
        <table:named-expression table:name="SHARED_FORMULA_10_24_10_24_0" table:base-cell-address="$Sheet1.$K$25" table:expression="(([.F25]*100)/[.J25])"/>
        <table:named-expression table:name="SHARED_FORMULA_10_4_10_4_0" table:base-cell-address="$Sheet1.$K$5" table:expression="(([.F5]*100)/[.J5])"/>
        <table:named-expression table:name="SHARED_FORMULA_11_36_11_36_0" table:base-cell-address="$Sheet1.$L$37" table:expression="100-[.K37]"/>
        <table:named-expression table:name="SHARED_FORMULA_11_4_11_4_0" table:base-cell-address="$Sheet1.$L$5" table:expression="100-[.K5]"/>
        <table:named-expression table:name="SHARED_FORMULA_12_5_12_5_0" table:base-cell-address="$Sheet1.$M$6" table:expression="((([.H6]*[.P6])/[.D6])*100)/[.H6]"/>
        <table:named-expression table:name="SHARED_FORMULA_13_5_13_5_0" table:base-cell-address="$Sheet1.$N$6" table:expression="((([.J6]*[.Q6])/[.D6])*100)/[.J6]"/>
        <table:named-expression table:name="SHARED_FORMULA_15_6_15_6_0" table:base-cell-address="$Sheet1.$P$7" table:expression="(([.O7]*[.O7])*([.F7]-[.G7]))/100"/>
        <table:named-expression table:name="SHARED_FORMULA_16_5_16_5_0" table:base-cell-address="$Sheet1.$Q$6" table:expression="(([.O6]*[.O6])*[.G6])/100"/>
        <table:named-expression table:name="SHARED_FORMULA_9_36_9_36_0" table:base-cell-address="$Sheet1.$J$37" table:expression="[.F37]+[.H37]"/>
        <table:named-expression table:name="SHARED_FORMULA_9_4_9_4_0" table:base-cell-address="$Sheet1.$J$5" table:expression="[.F5]+[.H5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R$ </number:text>
      <number:number number:decimal-places="0" number:min-integer-digits="1" number:grouping="true"/>
    </number:number-style>
    <number:number-style style:name="N120">
      <number:text>-R$ 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text>R$ </number:text>
      <number:number number:decimal-places="0" number:min-integer-digits="1" number:grouping="true"/>
    </number:number-style>
    <number:number-style style:name="N121">
      <style:text-properties fo:color="#ff0000"/>
      <number:text>-R$ 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text>R$ </number:text>
      <number:number number:decimal-places="2" number:min-integer-digits="1" number:grouping="true"/>
    </number:number-style>
    <number:number-style style:name="N122">
      <number:text>-R$ 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R$ </number:text>
      <number:number number:decimal-places="2" number:min-integer-digits="1" number:grouping="true"/>
    </number:number-style>
    <number:number-style style:name="N123">
      <style:text-properties fo:color="#ff0000"/>
      <number:text>-R$ 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-</number:text>
      <number:number number:decimal-places="0" number:min-integer-digits="1" number:grouping="true"/>
      <number:text> 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number number:decimal-places="0" number:min-integer-digits="1" number:grouping="true"/>
      <number:text> </number:text>
    </number:number-style>
    <number:number-style style:name="N125P1" style:volatile="true">
      <number:text>-R$ </number:text>
      <number:number number:decimal-places="0" number:min-integer-digits="1" number:grouping="true"/>
      <number:text> </number:text>
    </number:number-style>
    <number:number-style style:name="N125P2" style:volatile="true">
      <number:text> R$ 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R$ </number:text>
      <number:number number:decimal-places="2" number:min-integer-digits="1" number:grouping="true"/>
      <number:text> </number:text>
    </number:number-style>
    <number:number-style style:name="N127P1" style:volatile="true">
      <number:text>-R$ </number:text>
      <number:number number:decimal-places="2" number:min-integer-digits="1" number:grouping="true"/>
      <number:text> </number:text>
    </number:number-style>
    <number:number-style style:name="N127P2" style:volatile="true">
      <number:text> R$ 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">
      <number:number number:decimal-places="4" number:min-integer-digits="1"/>
    </number:number-style>
    <number:number-style style:name="N133">
      <number:number number:decimal-places="3" number:min-integer-digits="1"/>
    </number:number-style>
    <number:number-style style:name="N134">
      <number:number number:decimal-places="9" number:min-integer-digits="1"/>
    </number:number-style>
    <number:number-style style:name="N135">
      <number:number number:decimal-places="1" number:min-integer-digits="1"/>
    </number:number-style>
    <number:number-style style:name="N136">
      <number:number number:decimal-places="7" number:min-integer-digits="1"/>
    </number:number-style>
    <number:number-style style:name="N137">
      <number:number number:decimal-places="6" number:min-integer-digits="1"/>
    </number:number-style>
    <number:number-style style:name="N138">
      <number:number number:decimal-places="5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18:36:36</meta:creation-date>
    <dc:date>2015-05-25T19:08:23</dc:date>
    <meta:editing-duration>PT26S</meta:editing-duration>
    <meta:editing-cycles>1</meta:editing-cycles>
    <meta:document-statistic meta:table-count="3" meta:cell-count="1087" meta:object-count="0"/>
    <meta:generator>LibreOffice/3.5$Linux_X86_64 LibreOffice_project/350m1$Build-2</meta:generator>
  </office:meta>
</office:document-meta>
</file>